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2.7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nodeisp</text:p>
          </table:table-cell>
          <table:table-cell office:value-type="string">
            <text:p>district</text:p>
          </table:table-cell>
          <table:table-cell office:value-type="string">
            <text:p><text:s/>ISP</text:p>
          </table:table-cell>
          <table:table-cell office:value-type="string">
            <text:p>count</text:p>
          </table:table-cell>
          <table:table-cell office:value-type="string">
            <text:p>average</text:p>
          </table:table-cell>
          <table:table-cell office:value-type="string">
            <text:p>stddev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Jaipur</text:p>
          </table:table-cell>
          <table:table-cell office:value-type="string">
            <text:p>Airtel</text:p>
          </table:table-cell>
          <table:table-cell office:value-type="float" office:value="71">
            <text:p>71</text:p>
          </table:table-cell>
          <table:table-cell office:value-type="float" office:value="52.676">
            <text:p>52.676</text:p>
          </table:table-cell>
          <table:table-cell office:value-type="float" office:value="29.982">
            <text:p>29.982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Jaipur</text:p>
          </table:table-cell>
          <table:table-cell office:value-type="string">
            <text:p>IDEA</text:p>
          </table:table-cell>
          <table:table-cell office:value-type="float" office:value="107">
            <text:p>107</text:p>
          </table:table-cell>
          <table:table-cell office:value-type="float" office:value="28.28">
            <text:p>28.28</text:p>
          </table:table-cell>
          <table:table-cell office:value-type="float" office:value="1.999">
            <text:p>1.99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Jaipur</text:p>
          </table:table-cell>
          <table:table-cell office:value-type="string">
            <text:p>MTNL</text:p>
          </table:table-cell>
          <table:table-cell office:value-type="float" office:value="49">
            <text:p>49</text:p>
          </table:table-cell>
          <table:table-cell office:value-type="float" office:value="60.776">
            <text:p>60.776</text:p>
          </table:table-cell>
          <table:table-cell office:value-type="float" office:value="29.271">
            <text:p>29.271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ew Delhi 2</text:p>
          </table:table-cell>
          <table:table-cell office:value-type="string">
            <text:p>Reliance</text:p>
          </table:table-cell>
          <table:table-cell office:value-type="float" office:value="453">
            <text:p>453</text:p>
          </table:table-cell>
          <table:table-cell office:value-type="float" office:value="38.349">
            <text:p>38.349</text:p>
          </table:table-cell>
          <table:table-cell office:value-type="float" office:value="34.611">
            <text:p>34.6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ew Delhi 2</text:p>
          </table:table-cell>
          <table:table-cell office:value-type="string">
            <text:p>Airtel</text:p>
          </table:table-cell>
          <table:table-cell office:value-type="float" office:value="408">
            <text:p>408</text:p>
          </table:table-cell>
          <table:table-cell office:value-type="float" office:value="88.985">
            <text:p>88.985</text:p>
          </table:table-cell>
          <table:table-cell office:value-type="float" office:value="4.323">
            <text:p>4.323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ew Delhi 2</text:p>
          </table:table-cell>
          <table:table-cell office:value-type="string">
            <text:p>MTNL</text:p>
          </table:table-cell>
          <table:table-cell office:value-type="float" office:value="348">
            <text:p>348</text:p>
          </table:table-cell>
          <table:table-cell office:value-type="float" office:value="75.672">
            <text:p>75.672</text:p>
          </table:table-cell>
          <table:table-cell office:value-type="float" office:value="26.112">
            <text:p>26.112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w Delhi 3</text:p>
          </table:table-cell>
          <table:table-cell office:value-type="string">
            <text:p>Airtel</text:p>
          </table:table-cell>
          <table:table-cell office:value-type="float" office:value="66">
            <text:p>66</text:p>
          </table:table-cell>
          <table:table-cell office:value-type="float" office:value="195.819">
            <text:p>195.819</text:p>
          </table:table-cell>
          <table:table-cell office:value-type="float" office:value="59.084">
            <text:p>59.084</text:p>
          </table:table-cell>
          <table:table-cell office:value-type="float" office:value="133.984">
            <text:p>133.984</text:p>
          </table:table-cell>
          <table:table-cell office:value-type="float" office:value="254.297">
            <text:p>254.29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ew Delhi 3</text:p>
          </table:table-cell>
          <table:table-cell office:value-type="string">
            <text:p>MTNL</text:p>
          </table:table-cell>
          <table:table-cell office:value-type="float" office:value="130">
            <text:p>130</text:p>
          </table:table-cell>
          <table:table-cell office:value-type="float" office:value="197.685">
            <text:p>197.685</text:p>
          </table:table-cell>
          <table:table-cell office:value-type="float" office:value="58.735">
            <text:p>58.735</text:p>
          </table:table-cell>
          <table:table-cell office:value-type="float" office:value="133.984">
            <text:p>133.984</text:p>
          </table:table-cell>
          <table:table-cell office:value-type="float" office:value="254.297">
            <text:p>254.2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marpur</text:p>
          </table:table-cell>
          <table:table-cell office:value-type="string">
            <text:p>IDEA</text:p>
          </table:table-cell>
          <table:table-cell office:value-type="float" office:value="31">
            <text:p>31</text:p>
          </table:table-cell>
          <table:table-cell office:value-type="float" office:value="65.228">
            <text:p>65.228</text:p>
          </table:table-cell>
          <table:table-cell office:value-type="float" office:value="31.051">
            <text:p>31.051</text:p>
          </table:table-cell>
          <table:table-cell office:value-type="float" office:value="27.344">
            <text:p>27.344</text:p>
          </table:table-cell>
          <table:table-cell office:value-type="float" office:value="108.008">
            <text:p>108.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marpur</text:p>
          </table:table-cell>
          <table:table-cell office:value-type="string">
            <text:p>Airtel</text:p>
          </table:table-cell>
          <table:table-cell office:value-type="float" office:value="29">
            <text:p>29</text:p>
          </table:table-cell>
          <table:table-cell office:value-type="float" office:value="31.681">
            <text:p>31.681</text:p>
          </table:table-cell>
          <table:table-cell office:value-type="float" office:value="8.321">
            <text:p>8.321</text:p>
          </table:table-cell>
          <table:table-cell office:value-type="float" office:value="9.57">
            <text:p>9.57</text:p>
          </table:table-cell>
          <table:table-cell office:value-type="float" office:value="50.586">
            <text:p>50.58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marpur</text:p>
          </table:table-cell>
          <table:table-cell office:value-type="string">
            <text:p>MTNL</text:p>
          </table:table-cell>
          <table:table-cell office:value-type="float" office:value="19">
            <text:p>19</text:p>
          </table:table-cell>
          <table:table-cell office:value-type="float" office:value="38.209">
            <text:p>38.209</text:p>
          </table:table-cell>
          <table:table-cell office:value-type="float" office:value="6.541">
            <text:p>6.541</text:p>
          </table:table-cell>
          <table:table-cell office:value-type="float" office:value="27.344">
            <text:p>27.344</text:p>
          </table:table-cell>
          <table:table-cell office:value-type="float" office:value="53.32">
            <text:p>53.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indori</text:p>
          </table:table-cell>
          <table:table-cell office:value-type="string">
            <text:p>IDEA</text:p>
          </table:table-cell>
          <table:table-cell office:value-type="float" office:value="335">
            <text:p>335</text:p>
          </table:table-cell>
          <table:table-cell office:value-type="float" office:value="82.573">
            <text:p>82.573</text:p>
          </table:table-cell>
          <table:table-cell office:value-type="float" office:value="15.8">
            <text:p>15.8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indori</text:p>
          </table:table-cell>
          <table:table-cell office:value-type="string">
            <text:p>MTNL</text:p>
          </table:table-cell>
          <table:table-cell office:value-type="float" office:value="163">
            <text:p>163</text:p>
          </table:table-cell>
          <table:table-cell office:value-type="float" office:value="78.27">
            <text:p>78.27</text:p>
          </table:table-cell>
          <table:table-cell office:value-type="float" office:value="25.692">
            <text:p>25.69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indori</text:p>
          </table:table-cell>
          <table:table-cell office:value-type="string">
            <text:p>Airtel</text:p>
          </table:table-cell>
          <table:table-cell office:value-type="float" office:value="195">
            <text:p>195</text:p>
          </table:table-cell>
          <table:table-cell office:value-type="float" office:value="77.292">
            <text:p>77.292</text:p>
          </table:table-cell>
          <table:table-cell office:value-type="float" office:value="21.165">
            <text:p>21.165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Jaipur</text:p>
          </table:table-cell>
          <table:table-cell office:value-type="string">
            <text:p>IDEA</text:p>
          </table:table-cell>
          <table:table-cell office:value-type="float" office:value="208">
            <text:p>208</text:p>
          </table:table-cell>
          <table:table-cell office:value-type="float" office:value="41.096">
            <text:p>41.096</text:p>
          </table:table-cell>
          <table:table-cell office:value-type="float" office:value="11.445">
            <text:p>11.445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Jaipur</text:p>
          </table:table-cell>
          <table:table-cell office:value-type="string">
            <text:p>MTNL</text:p>
          </table:table-cell>
          <table:table-cell office:value-type="float" office:value="110">
            <text:p>110</text:p>
          </table:table-cell>
          <table:table-cell office:value-type="float" office:value="65.073">
            <text:p>65.073</text:p>
          </table:table-cell>
          <table:table-cell office:value-type="float" office:value="25.27">
            <text:p>25.27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Jaipur</text:p>
          </table:table-cell>
          <table:table-cell office:value-type="string">
            <text:p>Airtel</text:p>
          </table:table-cell>
          <table:table-cell office:value-type="float" office:value="134">
            <text:p>134</text:p>
          </table:table-cell>
          <table:table-cell office:value-type="float" office:value="60.418">
            <text:p>60.418</text:p>
          </table:table-cell>
          <table:table-cell office:value-type="float" office:value="24.536">
            <text:p>24.536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mta</text:p>
          </table:table-cell>
          <table:table-cell office:value-type="string">
            <text:p>Airtel</text:p>
          </table:table-cell>
          <table:table-cell office:value-type="float" office:value="22">
            <text:p>22</text:p>
          </table:table-cell>
          <table:table-cell office:value-type="float" office:value="28.276">
            <text:p>28.276</text:p>
          </table:table-cell>
          <table:table-cell office:value-type="float" office:value="8.601">
            <text:p>8.601</text:p>
          </table:table-cell>
          <table:table-cell office:value-type="float" office:value="13.672">
            <text:p>13.672</text:p>
          </table:table-cell>
          <table:table-cell office:value-type="float" office:value="42.383">
            <text:p>42.38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amta</text:p>
          </table:table-cell>
          <table:table-cell office:value-type="string">
            <text:p>MTNL</text:p>
          </table:table-cell>
          <table:table-cell office:value-type="float" office:value="29">
            <text:p>29</text:p>
          </table:table-cell>
          <table:table-cell office:value-type="float" office:value="32.86">
            <text:p>32.86</text:p>
          </table:table-cell>
          <table:table-cell office:value-type="float" office:value="4.404">
            <text:p>4.404</text:p>
          </table:table-cell>
          <table:table-cell office:value-type="float" office:value="27.344">
            <text:p>27.344</text:p>
          </table:table-cell>
          <table:table-cell office:value-type="float" office:value="41.016">
            <text:p>41.0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amta</text:p>
          </table:table-cell>
          <table:table-cell office:value-type="string">
            <text:p>Reliance</text:p>
          </table:table-cell>
          <table:table-cell office:value-type="float" office:value="31">
            <text:p>31</text:p>
          </table:table-cell>
          <table:table-cell office:value-type="float" office:value="32.636">
            <text:p>32.636</text:p>
          </table:table-cell>
          <table:table-cell office:value-type="float" office:value="0.458">
            <text:p>0.458</text:p>
          </table:table-cell>
          <table:table-cell office:value-type="float" office:value="31.445">
            <text:p>31.445</text:p>
          </table:table-cell>
          <table:table-cell office:value-type="float" office:value="32.812">
            <text:p>32.8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ew Delhi 2</text:p>
          </table:table-cell>
          <table:table-cell office:value-type="string">
            <text:p>Airtel</text:p>
          </table:table-cell>
          <table:table-cell office:value-type="float" office:value="1495">
            <text:p>1495</text:p>
          </table:table-cell>
          <table:table-cell office:value-type="float" office:value="71.291">
            <text:p>71.291</text:p>
          </table:table-cell>
          <table:table-cell office:value-type="float" office:value="20.612">
            <text:p>20.612</text:p>
          </table:table-cell>
          <table:table-cell office:value-type="float" office:value="41.016">
            <text:p>41.0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ew Delhi 2</text:p>
          </table:table-cell>
          <table:table-cell office:value-type="string">
            <text:p>MTNL</text:p>
          </table:table-cell>
          <table:table-cell office:value-type="float" office:value="1164">
            <text:p>1164</text:p>
          </table:table-cell>
          <table:table-cell office:value-type="float" office:value="59.398">
            <text:p>59.398</text:p>
          </table:table-cell>
          <table:table-cell office:value-type="float" office:value="28.368">
            <text:p>28.368</text:p>
          </table:table-cell>
          <table:table-cell office:value-type="float" office:value="12.305">
            <text:p>12.30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ew Delhi 2</text:p>
          </table:table-cell>
          <table:table-cell office:value-type="string">
            <text:p>Reliance</text:p>
          </table:table-cell>
          <table:table-cell office:value-type="float" office:value="1441">
            <text:p>1441</text:p>
          </table:table-cell>
          <table:table-cell office:value-type="float" office:value="41.254">
            <text:p>41.254</text:p>
          </table:table-cell>
          <table:table-cell office:value-type="float" office:value="25.207">
            <text:p>25.207</text:p>
          </table:table-cell>
          <table:table-cell office:value-type="float" office:value="17.773">
            <text:p>17.77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raswada</text:p>
          </table:table-cell>
          <table:table-cell office:value-type="string">
            <text:p>MTNL</text:p>
          </table:table-cell>
          <table:table-cell office:value-type="float" office:value="22">
            <text:p>22</text:p>
          </table:table-cell>
          <table:table-cell office:value-type="float" office:value="33.683">
            <text:p>33.683</text:p>
          </table:table-cell>
          <table:table-cell office:value-type="float" office:value="4.393">
            <text:p>4.393</text:p>
          </table:table-cell>
          <table:table-cell office:value-type="float" office:value="27.344">
            <text:p>27.344</text:p>
          </table:table-cell>
          <table:table-cell office:value-type="float" office:value="43.75">
            <text:p>43.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raswada</text:p>
          </table:table-cell>
          <table:table-cell office:value-type="string">
            <text:p>IDEA</text:p>
          </table:table-cell>
          <table:table-cell office:value-type="float" office:value="32">
            <text:p>32</text:p>
          </table:table-cell>
          <table:table-cell office:value-type="float" office:value="47.382">
            <text:p>47.382</text:p>
          </table:table-cell>
          <table:table-cell office:value-type="float" office:value="6.464">
            <text:p>6.464</text:p>
          </table:table-cell>
          <table:table-cell office:value-type="float" office:value="31.445">
            <text:p>31.445</text:p>
          </table:table-cell>
          <table:table-cell office:value-type="float" office:value="61.523">
            <text:p>61.5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aswada</text:p>
          </table:table-cell>
          <table:table-cell office:value-type="string">
            <text:p>Airtel</text:p>
          </table:table-cell>
          <table:table-cell office:value-type="float" office:value="25">
            <text:p>25</text:p>
          </table:table-cell>
          <table:table-cell office:value-type="float" office:value="31.555">
            <text:p>31.555</text:p>
          </table:table-cell>
          <table:table-cell office:value-type="float" office:value="6.234">
            <text:p>6.234</text:p>
          </table:table-cell>
          <table:table-cell office:value-type="float" office:value="19.141">
            <text:p>19.141</text:p>
          </table:table-cell>
          <table:table-cell office:value-type="float" office:value="46.484">
            <text:p>46.48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amnapur</text:p>
          </table:table-cell>
          <table:table-cell office:value-type="string">
            <text:p>Reliance</text:p>
          </table:table-cell>
          <table:table-cell office:value-type="float" office:value="419">
            <text:p>419</text:p>
          </table:table-cell>
          <table:table-cell office:value-type="float" office:value="32.724">
            <text:p>32.724</text:p>
          </table:table-cell>
          <table:table-cell office:value-type="float" office:value="0.336">
            <text:p>0.336</text:p>
          </table:table-cell>
          <table:table-cell office:value-type="float" office:value="31.445">
            <text:p>31.445</text:p>
          </table:table-cell>
          <table:table-cell office:value-type="float" office:value="32.812">
            <text:p>32.8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amnapur</text:p>
          </table:table-cell>
          <table:table-cell office:value-type="string">
            <text:p>MTNL</text:p>
          </table:table-cell>
          <table:table-cell office:value-type="float" office:value="369">
            <text:p>369</text:p>
          </table:table-cell>
          <table:table-cell office:value-type="float" office:value="32.775">
            <text:p>32.775</text:p>
          </table:table-cell>
          <table:table-cell office:value-type="float" office:value="0.766">
            <text:p>0.766</text:p>
          </table:table-cell>
          <table:table-cell office:value-type="float" office:value="30.078">
            <text:p>30.078</text:p>
          </table:table-cell>
          <table:table-cell office:value-type="float" office:value="35.547">
            <text:p>35.54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ikar</text:p>
          </table:table-cell>
          <table:table-cell office:value-type="string">
            <text:p>Airtel</text:p>
          </table:table-cell>
          <table:table-cell office:value-type="float" office:value="98">
            <text:p>98</text:p>
          </table:table-cell>
          <table:table-cell office:value-type="float" office:value="89.922">
            <text:p>89.922</text:p>
          </table:table-cell>
          <table:table-cell office:value-type="float" office:value="2.957">
            <text:p>2.957</text:p>
          </table:table-cell>
          <table:table-cell office:value-type="float" office:value="73.828">
            <text:p>73.82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ikar</text:p>
          </table:table-cell>
          <table:table-cell office:value-type="string">
            <text:p>IDEA</text:p>
          </table:table-cell>
          <table:table-cell office:value-type="float" office:value="129">
            <text:p>129</text:p>
          </table:table-cell>
          <table:table-cell office:value-type="float" office:value="89.493">
            <text:p>89.493</text:p>
          </table:table-cell>
          <table:table-cell office:value-type="float" office:value="4.361">
            <text:p>4.361</text:p>
          </table:table-cell>
          <table:table-cell office:value-type="float" office:value="60">
            <text:p>60</text:p>
          </table:table-cell>
          <table:table-cell office:value-type="float" office:value="94.336">
            <text:p>94.33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ikar</text:p>
          </table:table-cell>
          <table:table-cell office:value-type="string">
            <text:p>MTNL</text:p>
          </table:table-cell>
          <table:table-cell office:value-type="float" office:value="80">
            <text:p>80</text:p>
          </table:table-cell>
          <table:table-cell office:value-type="float" office:value="92.439">
            <text:p>92.439</text:p>
          </table:table-cell>
          <table:table-cell office:value-type="float" office:value="2.068">
            <text:p>2.068</text:p>
          </table:table-cell>
          <table:table-cell office:value-type="float" office:value="88.867">
            <text:p>88.867</text:p>
          </table:table-cell>
          <table:table-cell office:value-type="float" office:value="97.07">
            <text:p>97.07</text:p>
          </table:table-cell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row table:style-name="ro3">
          <table:table-cell office:value-type="string">
            <text:p>Location (village, block, district, state)</text:p>
          </table:table-cell>
          <table:table-cell office:value-type="string">
            <text:p>Provider</text:p>
          </table:table-cell>
          <table:table-cell table:style-name="ce1" office:value-type="string">
            <text:p>Upload throughput mean single TCP (Kbps)</text:p>
          </table:table-cell>
          <table:table-cell table:style-name="ce1" office:value-type="string">
            <text:p>Upload throughput min</text:p>
          </table:table-cell>
          <table:table-cell table:style-name="ce1" office:value-type="string">
            <text:p>Upload throughput max</text:p>
          </table:table-cell>
          <table:table-cell table:style-name="ce1" office:value-type="string">
            <text:p>Upload throughput std dev</text:p>
          </table:table-cell>
          <table:table-cell table:style-name="ce1" office:value-type="string">
            <text:p>Upload throughput median</text:p>
          </table:table-cell>
          <table:table-cell table:style-name="ce1" office:value-type="string">
            <text:p>Download throughput mean single TCP (Kbps)</text:p>
          </table:table-cell>
          <table:table-cell table:style-name="ce1" office:value-type="string">
            <text:p>Download throughput min</text:p>
          </table:table-cell>
          <table:table-cell table:style-name="ce1" office:value-type="string">
            <text:p>Download throughput max</text:p>
          </table:table-cell>
          <table:table-cell table:style-name="ce1" office:value-type="string">
            <text:p>Download throughput std dev</text:p>
          </table:table-cell>
          <table:table-cell table:style-name="ce1" office:value-type="string">
            <text:p>Download throughput median</text:p>
          </table:table-cell>
          <table:table-cell table:style-name="ce1" office:value-type="string">
            <text:p>Downlink buffer size mean (KB)</text:p>
          </table:table-cell>
          <table:table-cell table:style-name="ce1" office:value-type="string">
            <text:p>Downlink buffer size min</text:p>
          </table:table-cell>
          <table:table-cell table:style-name="ce1" office:value-type="string">
            <text:p>Downlink buffer size max</text:p>
          </table:table-cell>
          <table:table-cell table:style-name="ce1" office:value-type="string">
            <text:p>Downlink buffer size std dev</text:p>
          </table:table-cell>
          <table:table-cell table:style-name="ce1" office:value-type="string">
            <text:p>Downlink drain size mean (KB)</text:p>
          </table:table-cell>
          <table:table-cell table:style-name="ce1" office:value-type="string">
            <text:p>Downlink drain size min</text:p>
          </table:table-cell>
          <table:table-cell table:style-name="ce1" office:value-type="string">
            <text:p>Downlink drain size max</text:p>
          </table:table-cell>
          <table:table-cell table:style-name="ce1" office:value-type="string">
            <text:p>Downlink drain size std dev</text:p>
          </table:table-cell>
          <table:table-cell table:style-name="ce1" office:value-type="string">
            <text:p>UDP throughput mean during buffer filling (Kbps) uplink</text:p>
          </table:table-cell>
          <table:table-cell table:style-name="ce1" office:value-type="string">
            <text:p>UDP throughput min uplink</text:p>
          </table:table-cell>
          <table:table-cell table:style-name="ce1" office:value-type="string">
            <text:p>UDP throughput max uplink</text:p>
          </table:table-cell>
          <table:table-cell table:style-name="ce1" office:value-type="string">
            <text:p>Uplink buffer size mean (KB)</text:p>
          </table:table-cell>
          <table:table-cell table:style-name="ce1" office:value-type="string">
            <text:p>Uplink buffer size min</text:p>
          </table:table-cell>
          <table:table-cell table:style-name="ce1" office:value-type="string">
            <text:p>Uplink buffer size max</text:p>
          </table:table-cell>
          <table:table-cell table:style-name="ce1" office:value-type="string">
            <text:p>Uplink buffer size std dev</text:p>
          </table:table-cell>
          <table:table-cell table:style-name="ce1" office:value-type="string">
            <text:p>Uplink drain size mean (KB)</text:p>
          </table:table-cell>
          <table:table-cell table:style-name="ce1" office:value-type="string">
            <text:p>Uplink drain size min</text:p>
          </table:table-cell>
          <table:table-cell table:style-name="ce1" office:value-type="string">
            <text:p>Uplink drain size max</text:p>
          </table:table-cell>
          <table:table-cell table:style-name="ce1" office:value-type="string">
            <text:p>Uplink drain size std dev</text:p>
          </table:table-cell>
          <table:table-cell table:style-name="ce1" office:value-type="string">
            <text:p>UDP throughput mean during buffer filling (Kbps) downlink</text:p>
          </table:table-cell>
          <table:table-cell table:style-name="ce1" office:value-type="string">
            <text:p>UDP throughput min downlink</text:p>
          </table:table-cell>
          <table:table-cell table:style-name="ce1" office:value-type="string">
            <text:p>UDP throughput max downlink</text:p>
          </table:table-cell>
        </table:table-row>
        <table:table-row table:style-name="ro4">
          <table:table-cell office:value-type="string">
            <text:p>Amarpur, Dindori, Dindori, Madhya Pradesh</text:p>
          </table:table-cell>
          <table:table-cell office:value-type="string">
            <text:p>Idea</text:p>
          </table:table-cell>
          <table:table-cell office:value-type="float" office:value="90.873">
            <text:p>90.873</text:p>
          </table:table-cell>
          <table:table-cell office:value-type="float" office:value="77.133">
            <text:p>77.133</text:p>
          </table:table-cell>
          <table:table-cell office:value-type="float" office:value="95.898">
            <text:p>95.898</text:p>
          </table:table-cell>
          <table:table-cell office:value-type="float" office:value="4.708">
            <text:p>4.708</text:p>
          </table:table-cell>
          <table:table-cell office:value-type="float" office:value="92.859">
            <text:p>92.859</text:p>
          </table:table-cell>
          <table:table-cell office:value-type="float" office:value="118.086">
            <text:p>118.086</text:p>
          </table:table-cell>
          <table:table-cell office:value-type="float" office:value="106.211">
            <text:p>106.211</text:p>
          </table:table-cell>
          <table:table-cell office:value-type="float" office:value="147.516">
            <text:p>147.516</text:p>
          </table:table-cell>
          <table:table-cell office:value-type="float" office:value="3.933">
            <text:p>3.933</text:p>
          </table:table-cell>
          <table:table-cell office:value-type="float" office:value="118.992">
            <text:p>118.992</text:p>
          </table:table-cell>
          <table:table-cell table:number-columns-repeated="8"/>
          <table:table-cell office:value-type="float" office:value="339.046">
            <text:p>339.046</text:p>
          </table:table-cell>
          <table:table-cell office:value-type="float" office:value="51.813">
            <text:p>51.813</text:p>
          </table:table-cell>
          <table:table-cell office:value-type="float" office:value="942.102">
            <text:p>942.102</text:p>
          </table:table-cell>
          <table:table-cell office:value-type="float" office:value="65.228">
            <text:p>65.228</text:p>
          </table:table-cell>
          <table:table-cell office:value-type="float" office:value="27.344">
            <text:p>27.344</text:p>
          </table:table-cell>
          <table:table-cell office:value-type="float" office:value="108.008">
            <text:p>108.008</text:p>
          </table:table-cell>
          <table:table-cell office:value-type="float" office:value="31.051">
            <text:p>31.051</text:p>
          </table:table-cell>
          <table:table-cell office:value-type="float" office:value="5.566">
            <text:p>5.566</text:p>
          </table:table-cell>
          <table:table-cell office:value-type="float" office:value="4.253">
            <text:p>4.253</text:p>
          </table:table-cell>
          <table:table-cell office:value-type="float" office:value="6.836">
            <text:p>6.836</text:p>
          </table:table-cell>
          <table:table-cell office:value-type="float" office:value="0.811">
            <text:p>0.811</text:p>
          </table:table-cell>
          <table:table-cell table:number-columns-repeated="3"/>
        </table:table-row>
        <table:table-row table:style-name="ro4">
          <table:table-cell office:value-type="string">
            <text:p>Amarpur, Dindori, Dindori, Madhya Pradesh</text:p>
          </table:table-cell>
          <table:table-cell office:value-type="string">
            <text:p>Airtel</text:p>
          </table:table-cell>
          <table:table-cell office:value-type="float" office:value="68.867">
            <text:p>68.867</text:p>
          </table:table-cell>
          <table:table-cell office:value-type="float" office:value="44.102">
            <text:p>44.102</text:p>
          </table:table-cell>
          <table:table-cell office:value-type="float" office:value="95.742">
            <text:p>95.742</text:p>
          </table:table-cell>
          <table:table-cell office:value-type="float" office:value="15.572">
            <text:p>15.572</text:p>
          </table:table-cell>
          <table:table-cell office:value-type="float" office:value="70.297">
            <text:p>70.297</text:p>
          </table:table-cell>
          <table:table-cell office:value-type="float" office:value="160.316">
            <text:p>160.316</text:p>
          </table:table-cell>
          <table:table-cell office:value-type="float" office:value="70.695">
            <text:p>70.695</text:p>
          </table:table-cell>
          <table:table-cell office:value-type="float" office:value="207.859">
            <text:p>207.859</text:p>
          </table:table-cell>
          <table:table-cell office:value-type="float" office:value="35.82">
            <text:p>35.82</text:p>
          </table:table-cell>
          <table:table-cell office:value-type="float" office:value="165.445">
            <text:p>165.445</text:p>
          </table:table-cell>
          <table:table-cell office:value-type="float" office:value="210">
            <text:p>210</text:p>
          </table:table-cell>
          <table:table-cell office:value-type="float" office:value="83">
            <text:p>83</text:p>
          </table:table-cell>
          <table:table-cell office:value-type="float" office:value="265">
            <text:p>265</text:p>
          </table:table-cell>
          <table:table-cell office:value-type="float" office:value="74.947">
            <text:p>74.947</text:p>
          </table:table-cell>
          <table:table-cell table:style-name="ce1" office:value-type="float" office:value="1.46">
            <text:p>1.46</text:p>
          </table:table-cell>
          <table:table-cell table:style-name="ce1" office:value-type="float" office:value="1.367">
            <text:p>1.367</text:p>
          </table:table-cell>
          <table:table-cell table:style-name="ce1" office:value-type="float" office:value="1.645">
            <text:p>1.645</text:p>
          </table:table-cell>
          <table:table-cell table:style-name="ce1" office:value-type="float" office:value="0.131">
            <text:p>0.131</text:p>
          </table:table-cell>
          <table:table-cell office:value-type="float" office:value="63.163">
            <text:p>63.163</text:p>
          </table:table-cell>
          <table:table-cell office:value-type="float" office:value="40.214">
            <text:p>40.214</text:p>
          </table:table-cell>
          <table:table-cell office:value-type="float" office:value="83.024">
            <text:p>83.024</text:p>
          </table:table-cell>
          <table:table-cell office:value-type="float" office:value="31.681">
            <text:p>31.681</text:p>
          </table:table-cell>
          <table:table-cell office:value-type="float" office:value="9.57">
            <text:p>9.57</text:p>
          </table:table-cell>
          <table:table-cell office:value-type="float" office:value="50.586">
            <text:p>50.586</text:p>
          </table:table-cell>
          <table:table-cell office:value-type="float" office:value="8.321">
            <text:p>8.321</text:p>
          </table:table-cell>
          <table:table-cell office:value-type="float" office:value="4.779">
            <text:p>4.779</text:p>
          </table:table-cell>
          <table:table-cell office:value-type="float" office:value="3.378">
            <text:p>3.378</text:p>
          </table:table-cell>
          <table:table-cell office:value-type="float" office:value="8.932">
            <text:p>8.932</text:p>
          </table:table-cell>
          <table:table-cell office:value-type="float" office:value="1.269">
            <text:p>1.269</text:p>
          </table:table-cell>
          <table:table-cell table:number-columns-repeated="3"/>
        </table:table-row>
        <table:table-row table:style-name="ro4">
          <table:table-cell office:value-type="string">
            <text:p>Amarpur, Dindori, Dindori, Madhya Pradesh</text:p>
          </table:table-cell>
          <table:table-cell office:value-type="string">
            <text:p>MTNL</text:p>
          </table:table-cell>
          <table:table-cell office:value-type="float" office:value="84.955">
            <text:p>84.955</text:p>
          </table:table-cell>
          <table:table-cell office:value-type="float" office:value="48.32">
            <text:p>48.32</text:p>
          </table:table-cell>
          <table:table-cell office:value-type="float" office:value="93.977">
            <text:p>93.977</text:p>
          </table:table-cell>
          <table:table-cell office:value-type="float" office:value="10.11">
            <text:p>10.11</text:p>
          </table:table-cell>
          <table:table-cell office:value-type="float" office:value="89.758">
            <text:p>89.758</text:p>
          </table:table-cell>
          <table:table-cell office:value-type="float" office:value="94.446">
            <text:p>94.446</text:p>
          </table:table-cell>
          <table:table-cell office:value-type="float" office:value="24.133">
            <text:p>24.133</text:p>
          </table:table-cell>
          <table:table-cell office:value-type="float" office:value="139.406">
            <text:p>139.406</text:p>
          </table:table-cell>
          <table:table-cell office:value-type="float" office:value="24.044">
            <text:p>24.044</text:p>
          </table:table-cell>
          <table:table-cell office:value-type="float" office:value="103.18">
            <text:p>103.18</text:p>
          </table:table-cell>
          <table:table-cell office:value-type="float" office:value="65.625">
            <text:p>65.625</text:p>
          </table:table-cell>
          <table:table-cell office:value-type="float" office:value="36.914">
            <text:p>36.914</text:p>
          </table:table-cell>
          <table:table-cell office:value-type="float" office:value="129.883">
            <text:p>129.883</text:p>
          </table:table-cell>
          <table:table-cell office:value-type="float" office:value="31.587">
            <text:p>31.587</text:p>
          </table:table-cell>
          <table:table-cell table:style-name="ce1" office:value-type="float" office:value="4.043">
            <text:p>4.043</text:p>
          </table:table-cell>
          <table:table-cell table:style-name="ce1" office:value-type="float" office:value="2.015">
            <text:p>2.015</text:p>
          </table:table-cell>
          <table:table-cell table:style-name="ce1" office:value-type="float" office:value="10.547">
            <text:p>10.547</text:p>
          </table:table-cell>
          <table:table-cell table:style-name="ce1" office:value-type="float" office:value="3.071">
            <text:p>3.071</text:p>
          </table:table-cell>
          <table:table-cell office:value-type="float" office:value="76.41">
            <text:p>76.41</text:p>
          </table:table-cell>
          <table:table-cell office:value-type="float" office:value="51.274">
            <text:p>51.274</text:p>
          </table:table-cell>
          <table:table-cell office:value-type="float" office:value="108.653">
            <text:p>108.653</text:p>
          </table:table-cell>
          <table:table-cell office:value-type="float" office:value="38.209">
            <text:p>38.209</text:p>
          </table:table-cell>
          <table:table-cell office:value-type="float" office:value="27.344">
            <text:p>27.344</text:p>
          </table:table-cell>
          <table:table-cell office:value-type="float" office:value="53.32">
            <text:p>53.32</text:p>
          </table:table-cell>
          <table:table-cell office:value-type="float" office:value="6.541">
            <text:p>6.541</text:p>
          </table:table-cell>
          <table:table-cell office:value-type="float" office:value="4.874">
            <text:p>4.874</text:p>
          </table:table-cell>
          <table:table-cell office:value-type="float" office:value="3.711">
            <text:p>3.711</text:p>
          </table:table-cell>
          <table:table-cell office:value-type="float" office:value="6.836">
            <text:p>6.836</text:p>
          </table:table-cell>
          <table:table-cell office:value-type="float" office:value="1.105">
            <text:p>1.105</text:p>
          </table:table-cell>
          <table:table-cell office:value-type="float" office:value="83.047">
            <text:p>83.047</text:p>
          </table:table-cell>
          <table:table-cell office:value-type="float" office:value="44.451">
            <text:p>44.451</text:p>
          </table:table-cell>
          <table:table-cell office:value-type="float" office:value="167.088">
            <text:p>167.088</text:p>
          </table:table-cell>
        </table:table-row>
        <table:table-row table:style-name="ro4">
          <table:table-cell office:value-type="string">
            <text:p>Dindori, Dindori, Dindori, Madhya Pradesh</text:p>
          </table:table-cell>
          <table:table-cell office:value-type="string">
            <text:p>Airtel</text:p>
          </table:table-cell>
          <table:table-cell office:value-type="float" office:value="590.423">
            <text:p>590.423</text:p>
          </table:table-cell>
          <table:table-cell office:value-type="float" office:value="46.008">
            <text:p>46.008</text:p>
          </table:table-cell>
          <table:table-cell office:value-type="float" office:value="1142.797">
            <text:p>1142.797</text:p>
          </table:table-cell>
          <table:table-cell office:value-type="float" office:value="418.99">
            <text:p>418.99</text:p>
          </table:table-cell>
          <table:table-cell office:value-type="float" office:value="654.008">
            <text:p>654.008</text:p>
          </table:table-cell>
          <table:table-cell office:value-type="float" office:value="907.803">
            <text:p>907.803</text:p>
          </table:table-cell>
          <table:table-cell office:value-type="float" office:value="50.68">
            <text:p>50.68</text:p>
          </table:table-cell>
          <table:table-cell office:value-type="float" office:value="2028.617">
            <text:p>2028.617</text:p>
          </table:table-cell>
          <table:table-cell office:value-type="float" office:value="654.779">
            <text:p>654.779</text:p>
          </table:table-cell>
          <table:table-cell office:value-type="float" office:value="899.828">
            <text:p>899.828</text:p>
          </table:table-cell>
          <table:table-cell office:value-type="float" office:value="189.216">
            <text:p>189.216</text:p>
          </table:table-cell>
          <table:table-cell office:value-type="float" office:value="22">
            <text:p>22</text:p>
          </table:table-cell>
          <table:table-cell office:value-type="float" office:value="468">
            <text:p>468</text:p>
          </table:table-cell>
          <table:table-cell office:value-type="float" office:value="131.688">
            <text:p>131.688</text:p>
          </table:table-cell>
          <table:table-cell table:style-name="ce1" office:value-type="float" office:value="3.42">
            <text:p>3.4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851">
            <text:p>5.851</text:p>
          </table:table-cell>
          <table:table-cell table:style-name="ce1" office:value-type="float" office:value="1.08">
            <text:p>1.08</text:p>
          </table:table-cell>
          <table:table-cell office:value-type="float" office:value="884.137">
            <text:p>884.137</text:p>
          </table:table-cell>
          <table:table-cell office:value-type="float" office:value="252.731">
            <text:p>252.731</text:p>
          </table:table-cell>
          <table:table-cell office:value-type="float" office:value="1323.201">
            <text:p>1323.201</text:p>
          </table:table-cell>
          <table:table-cell office:value-type="float" office:value="77.292">
            <text:p>77.292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21.165">
            <text:p>21.165</text:p>
          </table:table-cell>
          <table:table-cell office:value-type="float" office:value="21.698">
            <text:p>21.698</text:p>
          </table:table-cell>
          <table:table-cell office:value-type="float" office:value="14.278">
            <text:p>14.278</text:p>
          </table:table-cell>
          <table:table-cell office:value-type="float" office:value="26.516">
            <text:p>26.516</text:p>
          </table:table-cell>
          <table:table-cell office:value-type="float" office:value="3.042">
            <text:p>3.042</text:p>
          </table:table-cell>
          <table:table-cell office:value-type="float" office:value="1972.161">
            <text:p>1972.161</text:p>
          </table:table-cell>
          <table:table-cell office:value-type="float" office:value="812.187">
            <text:p>812.187</text:p>
          </table:table-cell>
          <table:table-cell office:value-type="float" office:value="2962.271">
            <text:p>2962.271</text:p>
          </table:table-cell>
        </table:table-row>
        <table:table-row table:style-name="ro4">
          <table:table-cell office:value-type="string">
            <text:p>Dindori, Dindori, Dindori, Madhya Pradesh</text:p>
          </table:table-cell>
          <table:table-cell office:value-type="string">
            <text:p>MTNL</text:p>
          </table:table-cell>
          <table:table-cell office:value-type="float" office:value="55.765">
            <text:p>55.765</text:p>
          </table:table-cell>
          <table:table-cell office:value-type="float" office:value="28.383">
            <text:p>28.383</text:p>
          </table:table-cell>
          <table:table-cell office:value-type="float" office:value="86.781">
            <text:p>86.781</text:p>
          </table:table-cell>
          <table:table-cell office:value-type="float" office:value="17.28">
            <text:p>17.28</text:p>
          </table:table-cell>
          <table:table-cell office:value-type="float" office:value="56.039">
            <text:p>56.039</text:p>
          </table:table-cell>
          <table:table-cell office:value-type="float" office:value="40.76">
            <text:p>40.76</text:p>
          </table:table-cell>
          <table:table-cell office:value-type="float" office:value="12.25">
            <text:p>12.25</text:p>
          </table:table-cell>
          <table:table-cell office:value-type="float" office:value="90.523">
            <text:p>90.523</text:p>
          </table:table-cell>
          <table:table-cell office:value-type="float" office:value="18.689">
            <text:p>18.689</text:p>
          </table:table-cell>
          <table:table-cell office:value-type="float" office:value="38.359">
            <text:p>38.359</text:p>
          </table:table-cell>
          <table:table-cell office:value-type="float" office:value="34.899">
            <text:p>34.899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15.58">
            <text:p>15.58</text:p>
          </table:table-cell>
          <table:table-cell table:style-name="ce1" office:value-type="float" office:value="3.808">
            <text:p>3.80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49">
            <text:p>0.549</text:p>
          </table:table-cell>
          <table:table-cell office:value-type="float" office:value="647.734">
            <text:p>647.734</text:p>
          </table:table-cell>
          <table:table-cell office:value-type="float" office:value="61.887">
            <text:p>61.887</text:p>
          </table:table-cell>
          <table:table-cell office:value-type="float" office:value="1119.805">
            <text:p>1119.805</text:p>
          </table:table-cell>
          <table:table-cell office:value-type="float" office:value="78.27">
            <text:p>78.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25.692">
            <text:p>25.692</text:p>
          </table:table-cell>
          <table:table-cell office:value-type="float" office:value="17.889">
            <text:p>17.889</text:p>
          </table:table-cell>
          <table:table-cell office:value-type="float" office:value="6.444">
            <text:p>6.444</text:p>
          </table:table-cell>
          <table:table-cell office:value-type="float" office:value="25.8">
            <text:p>25.8</text:p>
          </table:table-cell>
          <table:table-cell office:value-type="float" office:value="5.596">
            <text:p>5.596</text:p>
          </table:table-cell>
          <table:table-cell office:value-type="float" office:value="554.989">
            <text:p>554.989</text:p>
          </table:table-cell>
          <table:table-cell office:value-type="float" office:value="56.96">
            <text:p>56.96</text:p>
          </table:table-cell>
          <table:table-cell office:value-type="float" office:value="1315.02">
            <text:p>1315.02</text:p>
          </table:table-cell>
        </table:table-row>
        <table:table-row table:style-name="ro4">
          <table:table-cell office:value-type="string">
            <text:p>Dindori, Dindori, Dindori, Madhya Pradesh</text:p>
          </table:table-cell>
          <table:table-cell office:value-type="string">
            <text:p>Idea</text:p>
          </table:table-cell>
          <table:table-cell office:value-type="float" office:value="536.727">
            <text:p>536.727</text:p>
          </table:table-cell>
          <table:table-cell office:value-type="float" office:value="35.062">
            <text:p>35.062</text:p>
          </table:table-cell>
          <table:table-cell office:value-type="float" office:value="1250.633">
            <text:p>1250.633</text:p>
          </table:table-cell>
          <table:table-cell office:value-type="float" office:value="526.945">
            <text:p>526.945</text:p>
          </table:table-cell>
          <table:table-cell office:value-type="float" office:value="258.133">
            <text:p>258.133</text:p>
          </table:table-cell>
          <table:table-cell office:value-type="float" office:value="476.383">
            <text:p>476.383</text:p>
          </table:table-cell>
          <table:table-cell office:value-type="float" office:value="36.609">
            <text:p>36.609</text:p>
          </table:table-cell>
          <table:table-cell office:value-type="float" office:value="1666.094">
            <text:p>1666.094</text:p>
          </table:table-cell>
          <table:table-cell office:value-type="float" office:value="528.493">
            <text:p>528.493</text:p>
          </table:table-cell>
          <table:table-cell office:value-type="float" office:value="109.852">
            <text:p>109.852</text:p>
          </table:table-cell>
          <table:table-cell table:number-columns-repeated="8"/>
          <table:table-cell office:value-type="float" office:value="1020.117">
            <text:p>1020.117</text:p>
          </table:table-cell>
          <table:table-cell office:value-type="float" office:value="228.312">
            <text:p>228.312</text:p>
          </table:table-cell>
          <table:table-cell office:value-type="float" office:value="1677.103">
            <text:p>1677.103</text:p>
          </table:table-cell>
          <table:table-cell office:value-type="float" office:value="82.573">
            <text:p>82.573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15.8">
            <text:p>15.8</text:p>
          </table:table-cell>
          <table:table-cell office:value-type="float" office:value="24.318">
            <text:p>24.318</text:p>
          </table:table-cell>
          <table:table-cell office:value-type="float" office:value="15.628">
            <text:p>15.628</text:p>
          </table:table-cell>
          <table:table-cell office:value-type="float" office:value="28.686">
            <text:p>28.686</text:p>
          </table:table-cell>
          <table:table-cell office:value-type="float" office:value="3.362">
            <text:p>3.362</text:p>
          </table:table-cell>
          <table:table-cell table:number-columns-repeated="3"/>
        </table:table-row>
        <table:table-row table:style-name="ro4">
          <table:table-cell office:value-type="string">
            <text:p>Lamta, Balaghat, Balaghat, Madhya Pradesh</text:p>
          </table:table-cell>
          <table:table-cell office:value-type="string">
            <text:p>Reliance</text:p>
          </table:table-cell>
          <table:table-cell office:value-type="float" office:value="122.291">
            <text:p>122.291</text:p>
          </table:table-cell>
          <table:table-cell office:value-type="float" office:value="121.047">
            <text:p>121.047</text:p>
          </table:table-cell>
          <table:table-cell office:value-type="float" office:value="122.977">
            <text:p>122.977</text:p>
          </table:table-cell>
          <table:table-cell office:value-type="float" office:value="0.496">
            <text:p>0.496</text:p>
          </table:table-cell>
          <table:table-cell office:value-type="float" office:value="122.461">
            <text:p>122.461</text:p>
          </table:table-cell>
          <table:table-cell office:value-type="float" office:value="66.86">
            <text:p>66.86</text:p>
          </table:table-cell>
          <table:table-cell office:value-type="float" office:value="65.062">
            <text:p>65.062</text:p>
          </table:table-cell>
          <table:table-cell office:value-type="float" office:value="67.867">
            <text:p>67.867</text:p>
          </table:table-cell>
          <table:table-cell office:value-type="float" office:value="0.528">
            <text:p>0.528</text:p>
          </table:table-cell>
          <table:table-cell office:value-type="float" office:value="66.875">
            <text:p>66.875</text:p>
          </table:table-cell>
          <table:table-cell office:value-type="float" office:value="145.276">
            <text:p>145.276</text:p>
          </table:table-cell>
          <table:table-cell office:value-type="float" office:value="143.555">
            <text:p>143.555</text:p>
          </table:table-cell>
          <table:table-cell office:value-type="float" office:value="146.289">
            <text:p>146.289</text:p>
          </table:table-cell>
          <table:table-cell office:value-type="float" office:value="0.88">
            <text:p>0.88</text:p>
          </table:table-cell>
          <table:table-cell office:value-type="float" office:value="1.38">
            <text:p>1.38</text:p>
          </table:table-cell>
          <table:table-cell office:value-type="float" office:value="1.367">
            <text:p>1.367</text:p>
          </table:table-cell>
          <table:table-cell office:value-type="float" office:value="1.438">
            <text:p>1.438</text:p>
          </table:table-cell>
          <table:table-cell office:value-type="float" office:value="0.024">
            <text:p>0.024</text:p>
          </table:table-cell>
          <table:table-cell office:value-type="float" office:value="129.48">
            <text:p>129.48</text:p>
          </table:table-cell>
          <table:table-cell office:value-type="float" office:value="11.218">
            <text:p>11.218</text:p>
          </table:table-cell>
          <table:table-cell office:value-type="float" office:value="179.9">
            <text:p>179.9</text:p>
          </table:table-cell>
          <table:table-cell office:value-type="float" office:value="32.636">
            <text:p>32.636</text:p>
          </table:table-cell>
          <table:table-cell office:value-type="float" office:value="31.445">
            <text:p>31.445</text:p>
          </table:table-cell>
          <table:table-cell office:value-type="float" office:value="32.812">
            <text:p>32.812</text:p>
          </table:table-cell>
          <table:table-cell office:value-type="float" office:value="0.458">
            <text:p>0.458</text:p>
          </table:table-cell>
          <table:table-cell office:value-type="float" office:value="7.772">
            <text:p>7.772</text:p>
          </table:table-cell>
          <table:table-cell office:value-type="float" office:value="7.411">
            <text:p>7.411</text:p>
          </table:table-cell>
          <table:table-cell office:value-type="float" office:value="7.823">
            <text:p>7.823</text:p>
          </table:table-cell>
          <table:table-cell office:value-type="float" office:value="0.129">
            <text:p>0.129</text:p>
          </table:table-cell>
          <table:table-cell office:value-type="float" office:value="70.652">
            <text:p>70.652</text:p>
          </table:table-cell>
          <table:table-cell office:value-type="float" office:value="70.105">
            <text:p>70.105</text:p>
          </table:table-cell>
          <table:table-cell office:value-type="float" office:value="70.868">
            <text:p>70.868</text:p>
          </table:table-cell>
        </table:table-row>
        <table:table-row table:style-name="ro4">
          <table:table-cell office:value-type="string">
            <text:p>Lamta, Balaghat, Balaghat, Madhya Pradesh</text:p>
          </table:table-cell>
          <table:table-cell office:value-type="string">
            <text:p>Airtel</text:p>
          </table:table-cell>
          <table:table-cell office:value-type="float" office:value="65.428">
            <text:p>65.428</text:p>
          </table:table-cell>
          <table:table-cell office:value-type="float" office:value="38.508">
            <text:p>38.508</text:p>
          </table:table-cell>
          <table:table-cell office:value-type="float" office:value="92.594">
            <text:p>92.594</text:p>
          </table:table-cell>
          <table:table-cell office:value-type="float" office:value="16.444">
            <text:p>16.444</text:p>
          </table:table-cell>
          <table:table-cell office:value-type="float" office:value="65.328">
            <text:p>65.328</text:p>
          </table:table-cell>
          <table:table-cell office:value-type="float" office:value="126.856">
            <text:p>126.856</text:p>
          </table:table-cell>
          <table:table-cell office:value-type="float" office:value="68.672">
            <text:p>68.672</text:p>
          </table:table-cell>
          <table:table-cell office:value-type="float" office:value="183.672">
            <text:p>183.672</text:p>
          </table:table-cell>
          <table:table-cell office:value-type="float" office:value="30.42">
            <text:p>30.42</text:p>
          </table:table-cell>
          <table:table-cell office:value-type="float" office:value="122.617">
            <text:p>122.617</text:p>
          </table:table-cell>
          <table:table-cell office:value-type="float" office:value="109.375">
            <text:p>109.375</text:p>
          </table:table-cell>
          <table:table-cell office:value-type="float" office:value="17.773">
            <text:p>17.773</text:p>
          </table:table-cell>
          <table:table-cell office:value-type="float" office:value="276.172">
            <text:p>276.172</text:p>
          </table:table-cell>
          <table:table-cell office:value-type="float" office:value="72.966">
            <text:p>72.966</text:p>
          </table:table-cell>
          <table:table-cell office:value-type="float" office:value="1.922">
            <text:p>1.922</text:p>
          </table:table-cell>
          <table:table-cell office:value-type="float" office:value="1.535">
            <text:p>1.535</text:p>
          </table:table-cell>
          <table:table-cell office:value-type="float" office:value="2.22">
            <text:p>2.22</text:p>
          </table:table-cell>
          <table:table-cell office:value-type="float" office:value="0.229">
            <text:p>0.229</text:p>
          </table:table-cell>
          <table:table-cell office:value-type="float" office:value="50.896">
            <text:p>50.896</text:p>
          </table:table-cell>
          <table:table-cell office:value-type="float" office:value="35.582">
            <text:p>35.582</text:p>
          </table:table-cell>
          <table:table-cell office:value-type="float" office:value="63.291">
            <text:p>63.291</text:p>
          </table:table-cell>
          <table:table-cell office:value-type="float" office:value="28.276">
            <text:p>28.276</text:p>
          </table:table-cell>
          <table:table-cell office:value-type="float" office:value="13.672">
            <text:p>13.672</text:p>
          </table:table-cell>
          <table:table-cell office:value-type="float" office:value="42.383">
            <text:p>42.383</text:p>
          </table:table-cell>
          <table:table-cell office:value-type="float" office:value="8.601">
            <text:p>8.601</text:p>
          </table:table-cell>
          <table:table-cell office:value-type="float" office:value="3.725">
            <text:p>3.725</text:p>
          </table:table-cell>
          <table:table-cell office:value-type="float" office:value="3.089">
            <text:p>3.089</text:p>
          </table:table-cell>
          <table:table-cell office:value-type="float" office:value="4.728">
            <text:p>4.728</text:p>
          </table:table-cell>
          <table:table-cell office:value-type="float" office:value="0.51">
            <text:p>0.51</text:p>
          </table:table-cell>
          <table:table-cell office:value-type="float" office:value="146.725">
            <text:p>146.725</text:p>
          </table:table-cell>
          <table:table-cell office:value-type="float" office:value="87.813">
            <text:p>87.813</text:p>
          </table:table-cell>
          <table:table-cell office:value-type="float" office:value="202.447">
            <text:p>202.447</text:p>
          </table:table-cell>
        </table:table-row>
        <table:table-row table:style-name="ro4">
          <table:table-cell office:value-type="string">
            <text:p>Lamta, Balaghat, Balaghat, Madhya Pradesh</text:p>
          </table:table-cell>
          <table:table-cell office:value-type="string">
            <text:p>MTNL</text:p>
          </table:table-cell>
          <table:table-cell office:value-type="float" office:value="43.353">
            <text:p>43.353</text:p>
          </table:table-cell>
          <table:table-cell office:value-type="float" office:value="29.055">
            <text:p>29.055</text:p>
          </table:table-cell>
          <table:table-cell office:value-type="float" office:value="84.836">
            <text:p>84.836</text:p>
          </table:table-cell>
          <table:table-cell office:value-type="float" office:value="16.136">
            <text:p>16.136</text:p>
          </table:table-cell>
          <table:table-cell office:value-type="float" office:value="36.477">
            <text:p>36.477</text:p>
          </table:table-cell>
          <table:table-cell office:value-type="float" office:value="77.748">
            <text:p>77.748</text:p>
          </table:table-cell>
          <table:table-cell office:value-type="float" office:value="38.375">
            <text:p>38.375</text:p>
          </table:table-cell>
          <table:table-cell office:value-type="float" office:value="121.281">
            <text:p>121.281</text:p>
          </table:table-cell>
          <table:table-cell office:value-type="float" office:value="21.822">
            <text:p>21.822</text:p>
          </table:table-cell>
          <table:table-cell office:value-type="float" office:value="74.797">
            <text:p>74.797</text:p>
          </table:table-cell>
          <table:table-cell office:value-type="float" office:value="49.061">
            <text:p>49.061</text:p>
          </table:table-cell>
          <table:table-cell office:value-type="float" office:value="21.875">
            <text:p>21.875</text:p>
          </table:table-cell>
          <table:table-cell office:value-type="float" office:value="72.461">
            <text:p>72.461</text:p>
          </table:table-cell>
          <table:table-cell office:value-type="float" office:value="16.017">
            <text:p>16.017</text:p>
          </table:table-cell>
          <table:table-cell office:value-type="float" office:value="3.714">
            <text:p>3.714</text:p>
          </table:table-cell>
          <table:table-cell office:value-type="float" office:value="3.35">
            <text:p>3.35</text:p>
          </table:table-cell>
          <table:table-cell office:value-type="float" office:value="4.102">
            <text:p>4.102</text:p>
          </table:table-cell>
          <table:table-cell office:value-type="float" office:value="0.235">
            <text:p>0.235</text:p>
          </table:table-cell>
          <table:table-cell office:value-type="float" office:value="71.313">
            <text:p>71.313</text:p>
          </table:table-cell>
          <table:table-cell office:value-type="float" office:value="57.181">
            <text:p>57.181</text:p>
          </table:table-cell>
          <table:table-cell office:value-type="float" office:value="98.86">
            <text:p>98.86</text:p>
          </table:table-cell>
          <table:table-cell office:value-type="float" office:value="32.86">
            <text:p>32.86</text:p>
          </table:table-cell>
          <table:table-cell office:value-type="float" office:value="27.344">
            <text:p>27.344</text:p>
          </table:table-cell>
          <table:table-cell office:value-type="float" office:value="41.016">
            <text:p>41.016</text:p>
          </table:table-cell>
          <table:table-cell office:value-type="float" office:value="4.404">
            <text:p>4.404</text:p>
          </table:table-cell>
          <table:table-cell office:value-type="float" office:value="3.98">
            <text:p>3.98</text:p>
          </table:table-cell>
          <table:table-cell office:value-type="float" office:value="3.646">
            <text:p>3.646</text:p>
          </table:table-cell>
          <table:table-cell office:value-type="float" office:value="4.362">
            <text:p>4.362</text:p>
          </table:table-cell>
          <table:table-cell office:value-type="float" office:value="0.187">
            <text:p>0.187</text:p>
          </table:table-cell>
          <table:table-cell office:value-type="float" office:value="71.909">
            <text:p>71.909</text:p>
          </table:table-cell>
          <table:table-cell office:value-type="float" office:value="49.544">
            <text:p>49.544</text:p>
          </table:table-cell>
          <table:table-cell office:value-type="float" office:value="113.768">
            <text:p>113.768</text:p>
          </table:table-cell>
        </table:table-row>
        <table:table-row table:style-name="ro5">
          <table:table-cell office:value-type="string">
            <text:p>New Delhi3, South Delhi, Delhi, NCT</text:p>
          </table:table-cell>
          <table:table-cell office:value-type="string">
            <text:p>MTNL</text:p>
          </table:table-cell>
          <table:table-cell office:value-type="float" office:value="343.54">
            <text:p>343.54</text:p>
          </table:table-cell>
          <table:table-cell office:value-type="float" office:value="218.938">
            <text:p>218.938</text:p>
          </table:table-cell>
          <table:table-cell office:value-type="float" office:value="351.992">
            <text:p>351.992</text:p>
          </table:table-cell>
          <table:table-cell office:value-type="float" office:value="21.733">
            <text:p>21.733</text:p>
          </table:table-cell>
          <table:table-cell office:value-type="float" office:value="350.508">
            <text:p>350.508</text:p>
          </table:table-cell>
          <table:table-cell office:value-type="float" office:value="601.296">
            <text:p>601.296</text:p>
          </table:table-cell>
          <table:table-cell office:value-type="float" office:value="86.984">
            <text:p>86.984</text:p>
          </table:table-cell>
          <table:table-cell office:value-type="float" office:value="1600.641">
            <text:p>1600.641</text:p>
          </table:table-cell>
          <table:table-cell office:value-type="float" office:value="463.448">
            <text:p>463.448</text:p>
          </table:table-cell>
          <table:table-cell office:value-type="float" office:value="424.828">
            <text:p>424.828</text:p>
          </table:table-cell>
          <table:table-cell office:value-type="float" office:value="426.613">
            <text:p>426.613</text:p>
          </table:table-cell>
          <table:table-cell office:value-type="float" office:value="16">
            <text:p>16</text:p>
          </table:table-cell>
          <table:table-cell office:value-type="float" office:value="694">
            <text:p>694</text:p>
          </table:table-cell>
          <table:table-cell office:value-type="float" office:value="248.212">
            <text:p>248.212</text:p>
          </table:table-cell>
          <table:table-cell office:value-type="float" office:value="1.391">
            <text:p>1.391</text:p>
          </table:table-cell>
          <table:table-cell office:value-type="float" office:value="1.367">
            <text:p>1.367</text:p>
          </table:table-cell>
          <table:table-cell office:value-type="float" office:value="2.629">
            <text:p>2.629</text:p>
          </table:table-cell>
          <table:table-cell office:value-type="float" office:value="0.133">
            <text:p>0.133</text:p>
          </table:table-cell>
          <table:table-cell office:value-type="float" office:value="296.507">
            <text:p>296.507</text:p>
          </table:table-cell>
          <table:table-cell office:value-type="float" office:value="160.888">
            <text:p>160.888</text:p>
          </table:table-cell>
          <table:table-cell office:value-type="float" office:value="335.15">
            <text:p>335.15</text:p>
          </table:table-cell>
          <table:table-cell office:value-type="float" office:value="75.672">
            <text:p>75.672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26.112">
            <text:p>26.112</text:p>
          </table:table-cell>
          <table:table-cell office:value-type="float" office:value="20.301">
            <text:p>20.301</text:p>
          </table:table-cell>
          <table:table-cell office:value-type="float" office:value="10.421">
            <text:p>10.421</text:p>
          </table:table-cell>
          <table:table-cell office:value-type="float" office:value="24.286">
            <text:p>24.286</text:p>
          </table:table-cell>
          <table:table-cell office:value-type="float" office:value="4.231">
            <text:p>4.231</text:p>
          </table:table-cell>
          <table:table-cell office:value-type="float" office:value="1031.759">
            <text:p>1031.759</text:p>
          </table:table-cell>
          <table:table-cell office:value-type="float" office:value="121.484">
            <text:p>121.484</text:p>
          </table:table-cell>
          <table:table-cell office:value-type="float" office:value="2502.832">
            <text:p>2502.832</text:p>
          </table:table-cell>
        </table:table-row>
        <table:table-row table:style-name="ro5">
          <table:table-cell office:value-type="string">
            <text:p>New Delhi3, South Delhi, Delhi, NCT</text:p>
          </table:table-cell>
          <table:table-cell office:value-type="string">
            <text:p>Airtel</text:p>
          </table:table-cell>
          <table:table-cell office:value-type="float" office:value="864.48">
            <text:p>864.48</text:p>
          </table:table-cell>
          <table:table-cell office:value-type="float" office:value="62.094">
            <text:p>62.094</text:p>
          </table:table-cell>
          <table:table-cell office:value-type="float" office:value="1191">
            <text:p>1191</text:p>
          </table:table-cell>
          <table:table-cell office:value-type="float" office:value="367.417">
            <text:p>367.417</text:p>
          </table:table-cell>
          <table:table-cell office:value-type="float" office:value="1025.88">
            <text:p>1025.88</text:p>
          </table:table-cell>
          <table:table-cell office:value-type="float" office:value="2332.251">
            <text:p>2332.251</text:p>
          </table:table-cell>
          <table:table-cell office:value-type="float" office:value="78.289">
            <text:p>78.289</text:p>
          </table:table-cell>
          <table:table-cell office:value-type="float" office:value="3733.867">
            <text:p>3733.867</text:p>
          </table:table-cell>
          <table:table-cell office:value-type="float" office:value="923.216">
            <text:p>923.216</text:p>
          </table:table-cell>
          <table:table-cell office:value-type="float" office:value="2635.66">
            <text:p>2635.66</text:p>
          </table:table-cell>
          <table:table-cell office:value-type="float" office:value="51.467">
            <text:p>51.467</text:p>
          </table:table-cell>
          <table:table-cell office:value-type="float" office:value="22">
            <text:p>22</text:p>
          </table:table-cell>
          <table:table-cell office:value-type="float" office:value="104">
            <text:p>104</text:p>
          </table:table-cell>
          <table:table-cell office:value-type="float" office:value="25.527">
            <text:p>25.527</text:p>
          </table:table-cell>
          <table:table-cell office:value-type="float" office:value="1.472">
            <text:p>1.472</text:p>
          </table:table-cell>
          <table:table-cell office:value-type="float" office:value="1.367">
            <text:p>1.367</text:p>
          </table:table-cell>
          <table:table-cell office:value-type="float" office:value="1.591">
            <text:p>1.591</text:p>
          </table:table-cell>
          <table:table-cell office:value-type="float" office:value="0.072">
            <text:p>0.072</text:p>
          </table:table-cell>
          <table:table-cell office:value-type="float" office:value="983.578">
            <text:p>983.578</text:p>
          </table:table-cell>
          <table:table-cell office:value-type="float" office:value="355.51">
            <text:p>355.51</text:p>
          </table:table-cell>
          <table:table-cell office:value-type="float" office:value="1192.586">
            <text:p>1192.586</text:p>
          </table:table-cell>
          <table:table-cell office:value-type="float" office:value="88.985">
            <text:p>88.985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4.323">
            <text:p>4.323</text:p>
          </table:table-cell>
          <table:table-cell office:value-type="float" office:value="17.51">
            <text:p>17.51</text:p>
          </table:table-cell>
          <table:table-cell office:value-type="float" office:value="12.568">
            <text:p>12.568</text:p>
          </table:table-cell>
          <table:table-cell office:value-type="float" office:value="26.853">
            <text:p>26.853</text:p>
          </table:table-cell>
          <table:table-cell office:value-type="float" office:value="4.833">
            <text:p>4.833</text:p>
          </table:table-cell>
          <table:table-cell office:value-type="float" office:value="1470.121">
            <text:p>1470.121</text:p>
          </table:table-cell>
          <table:table-cell office:value-type="float" office:value="702.415">
            <text:p>702.415</text:p>
          </table:table-cell>
          <table:table-cell office:value-type="float" office:value="2757.598">
            <text:p>2757.598</text:p>
          </table:table-cell>
        </table:table-row>
        <table:table-row table:style-name="ro5">
          <table:table-cell office:value-type="string">
            <text:p>New Delhi3, South Delhi, Delhi, NCT</text:p>
          </table:table-cell>
          <table:table-cell office:value-type="string">
            <text:p>Reliance</text:p>
          </table:table-cell>
          <table:table-cell office:value-type="float" office:value="712.237">
            <text:p>712.237</text:p>
          </table:table-cell>
          <table:table-cell office:value-type="float" office:value="261.703">
            <text:p>261.703</text:p>
          </table:table-cell>
          <table:table-cell office:value-type="float" office:value="875.734">
            <text:p>875.734</text:p>
          </table:table-cell>
          <table:table-cell office:value-type="float" office:value="142.795">
            <text:p>142.795</text:p>
          </table:table-cell>
          <table:table-cell office:value-type="float" office:value="768.547">
            <text:p>768.547</text:p>
          </table:table-cell>
          <table:table-cell office:value-type="float" office:value="850.017">
            <text:p>850.017</text:p>
          </table:table-cell>
          <table:table-cell office:value-type="float" office:value="303.961">
            <text:p>303.961</text:p>
          </table:table-cell>
          <table:table-cell office:value-type="float" office:value="1361.164">
            <text:p>1361.164</text:p>
          </table:table-cell>
          <table:table-cell office:value-type="float" office:value="308.09">
            <text:p>308.09</text:p>
          </table:table-cell>
          <table:table-cell office:value-type="float" office:value="851.297">
            <text:p>851.297</text:p>
          </table:table-cell>
          <table:table-cell office:value-type="float" office:value="117.897">
            <text:p>117.897</text:p>
          </table:table-cell>
          <table:table-cell office:value-type="float" office:value="94">
            <text:p>94</text:p>
          </table:table-cell>
          <table:table-cell office:value-type="float" office:value="126">
            <text:p>126</text:p>
          </table:table-cell>
          <table:table-cell office:value-type="float" office:value="4.74">
            <text:p>4.74</text:p>
          </table:table-cell>
          <table:table-cell office:value-type="float" office:value="1.368">
            <text:p>1.368</text:p>
          </table:table-cell>
          <table:table-cell office:value-type="float" office:value="1.367">
            <text:p>1.367</text:p>
          </table:table-cell>
          <table:table-cell office:value-type="float" office:value="1.401">
            <text:p>1.401</text:p>
          </table:table-cell>
          <table:table-cell office:value-type="float" office:value="0.005">
            <text:p>0.005</text:p>
          </table:table-cell>
          <table:table-cell office:value-type="float" office:value="473.537">
            <text:p>473.537</text:p>
          </table:table-cell>
          <table:table-cell office:value-type="float" office:value="151.574">
            <text:p>151.574</text:p>
          </table:table-cell>
          <table:table-cell office:value-type="float" office:value="1165.152">
            <text:p>1165.152</text:p>
          </table:table-cell>
          <table:table-cell office:value-type="float" office:value="38.349">
            <text:p>38.3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34.611">
            <text:p>34.611</text:p>
          </table:table-cell>
          <table:table-cell office:value-type="float" office:value="7.064">
            <text:p>7.064</text:p>
          </table:table-cell>
          <table:table-cell office:value-type="float" office:value="2">
            <text:p>2</text:p>
          </table:table-cell>
          <table:table-cell office:value-type="float" office:value="23.714">
            <text:p>23.714</text:p>
          </table:table-cell>
          <table:table-cell office:value-type="float" office:value="7.062">
            <text:p>7.062</text:p>
          </table:table-cell>
          <table:table-cell office:value-type="float" office:value="1013.036">
            <text:p>1013.036</text:p>
          </table:table-cell>
          <table:table-cell office:value-type="float" office:value="397.411">
            <text:p>397.411</text:p>
          </table:table-cell>
          <table:table-cell office:value-type="float" office:value="1726.231">
            <text:p>1726.231</text:p>
          </table:table-cell>
        </table:table-row>
        <table:table-row table:style-name="ro5">
          <table:table-cell office:value-type="string">
            <text:p>New Delhi2, South Delhi, Delhi, NCT</text:p>
          </table:table-cell>
          <table:table-cell office:value-type="string">
            <text:p>Reliance</text:p>
          </table:table-cell>
          <table:table-cell table:number-columns-repeated="10"/>
          <table:table-cell office:value-type="float" office:value="34.967">
            <text:p>34.967</text:p>
          </table:table-cell>
          <table:table-cell office:value-type="float" office:value="34.18">
            <text:p>34.18</text:p>
          </table:table-cell>
          <table:table-cell office:value-type="float" office:value="35.547">
            <text:p>35.547</text:p>
          </table:table-cell>
          <table:table-cell office:value-type="float" office:value="0.676">
            <text:p>0.676</text:p>
          </table:table-cell>
          <table:table-cell office:value-type="float" office:value="4.851">
            <text:p>4.851</text:p>
          </table:table-cell>
          <table:table-cell office:value-type="float" office:value="4.659">
            <text:p>4.659</text:p>
          </table:table-cell>
          <table:table-cell office:value-type="float" office:value="5.091">
            <text:p>5.091</text:p>
          </table:table-cell>
          <table:table-cell office:value-type="float" office:value="0.101">
            <text:p>0.101</text:p>
          </table:table-cell>
          <table:table-cell office:value-type="float" office:value="132.643">
            <text:p>132.643</text:p>
          </table:table-cell>
          <table:table-cell office:value-type="float" office:value="122.643">
            <text:p>122.643</text:p>
          </table:table-cell>
          <table:table-cell office:value-type="float" office:value="135.816">
            <text:p>135.816</text:p>
          </table:table-cell>
          <table:table-cell office:value-type="float" office:value="41.254">
            <text:p>41.254</text:p>
          </table:table-cell>
          <table:table-cell office:value-type="float" office:value="17.773">
            <text:p>17.773</text:p>
          </table:table-cell>
          <table:table-cell office:value-type="float" office:value="92">
            <text:p>92</text:p>
          </table:table-cell>
          <table:table-cell office:value-type="float" office:value="25.207">
            <text:p>25.207</text:p>
          </table:table-cell>
          <table:table-cell office:value-type="float" office:value="8.888">
            <text:p>8.888</text:p>
          </table:table-cell>
          <table:table-cell office:value-type="float" office:value="2">
            <text:p>2</text:p>
          </table:table-cell>
          <table:table-cell office:value-type="float" office:value="27.212">
            <text:p>27.212</text:p>
          </table:table-cell>
          <table:table-cell office:value-type="float" office:value="8.355">
            <text:p>8.355</text:p>
          </table:table-cell>
          <table:table-cell office:value-type="float" office:value="126.448">
            <text:p>126.448</text:p>
          </table:table-cell>
          <table:table-cell office:value-type="float" office:value="68.976">
            <text:p>68.976</text:p>
          </table:table-cell>
          <table:table-cell office:value-type="float" office:value="139.401">
            <text:p>139.401</text:p>
          </table:table-cell>
        </table:table-row>
        <table:table-row table:style-name="ro5">
          <table:table-cell office:value-type="string">
            <text:p>New Delhi2, South Delhi, Delhi, NCT</text:p>
          </table:table-cell>
          <table:table-cell office:value-type="string">
            <text:p>Idea</text:p>
          </table:table-cell>
          <table:table-cell office:value-type="float" office:value="88.028">
            <text:p>88.028</text:p>
          </table:table-cell>
          <table:table-cell office:value-type="float" office:value="44.273">
            <text:p>44.273</text:p>
          </table:table-cell>
          <table:table-cell office:value-type="float" office:value="128.562">
            <text:p>128.562</text:p>
          </table:table-cell>
          <table:table-cell office:value-type="float" office:value="21.821">
            <text:p>21.821</text:p>
          </table:table-cell>
          <table:table-cell office:value-type="float" office:value="87.93">
            <text:p>87.93</text:p>
          </table:table-cell>
          <table:table-cell office:value-type="float" office:value="136.351">
            <text:p>136.351</text:p>
          </table:table-cell>
          <table:table-cell office:value-type="float" office:value="79.125">
            <text:p>79.125</text:p>
          </table:table-cell>
          <table:table-cell office:value-type="float" office:value="191.867">
            <text:p>191.867</text:p>
          </table:table-cell>
          <table:table-cell office:value-type="float" office:value="29.146">
            <text:p>29.146</text:p>
          </table:table-cell>
          <table:table-cell office:value-type="float" office:value="135.93">
            <text:p>135.93</text:p>
          </table:table-cell>
          <table:table-cell table:number-columns-repeated="22"/>
        </table:table-row>
        <table:table-row table:style-name="ro5">
          <table:table-cell office:value-type="string">
            <text:p>New Delhi2, South Delhi, Delhi, NCT</text:p>
          </table:table-cell>
          <table:table-cell office:value-type="string">
            <text:p>Airtel</text:p>
          </table:table-cell>
          <table:table-cell office:value-type="float" office:value="99.939">
            <text:p>99.939</text:p>
          </table:table-cell>
          <table:table-cell office:value-type="float" office:value="58.57">
            <text:p>58.57</text:p>
          </table:table-cell>
          <table:table-cell office:value-type="float" office:value="171.477">
            <text:p>171.477</text:p>
          </table:table-cell>
          <table:table-cell office:value-type="float" office:value="31.511">
            <text:p>31.511</text:p>
          </table:table-cell>
          <table:table-cell office:value-type="float" office:value="89.445">
            <text:p>89.445</text:p>
          </table:table-cell>
          <table:table-cell office:value-type="float" office:value="167.823">
            <text:p>167.823</text:p>
          </table:table-cell>
          <table:table-cell office:value-type="float" office:value="118.273">
            <text:p>118.273</text:p>
          </table:table-cell>
          <table:table-cell office:value-type="float" office:value="194.297">
            <text:p>194.297</text:p>
          </table:table-cell>
          <table:table-cell office:value-type="float" office:value="20.725">
            <text:p>20.725</text:p>
          </table:table-cell>
          <table:table-cell office:value-type="float" office:value="173.641">
            <text:p>173.641</text:p>
          </table:table-cell>
          <table:table-cell office:value-type="float" office:value="9.096">
            <text:p>9.096</text:p>
          </table:table-cell>
          <table:table-cell office:value-type="float" office:value="2.734">
            <text:p>2.734</text:p>
          </table:table-cell>
          <table:table-cell office:value-type="float" office:value="23.242">
            <text:p>23.242</text:p>
          </table:table-cell>
          <table:table-cell office:value-type="float" office:value="6.687">
            <text:p>6.687</text:p>
          </table:table-cell>
          <table:table-cell office:value-type="float" office:value="2.713">
            <text:p>2.713</text:p>
          </table:table-cell>
          <table:table-cell office:value-type="float" office:value="2.295">
            <text:p>2.295</text:p>
          </table:table-cell>
          <table:table-cell office:value-type="float" office:value="3.465">
            <text:p>3.465</text:p>
          </table:table-cell>
          <table:table-cell office:value-type="float" office:value="0.309">
            <text:p>0.309</text:p>
          </table:table-cell>
          <table:table-cell office:value-type="float" office:value="77.866">
            <text:p>77.866</text:p>
          </table:table-cell>
          <table:table-cell office:value-type="float" office:value="32.46">
            <text:p>32.46</text:p>
          </table:table-cell>
          <table:table-cell office:value-type="float" office:value="110.639">
            <text:p>110.639</text:p>
          </table:table-cell>
          <table:table-cell office:value-type="float" office:value="71.291">
            <text:p>71.291</text:p>
          </table:table-cell>
          <table:table-cell office:value-type="float" office:value="41.016">
            <text:p>41.016</text:p>
          </table:table-cell>
          <table:table-cell office:value-type="float" office:value="94">
            <text:p>94</text:p>
          </table:table-cell>
          <table:table-cell office:value-type="float" office:value="20.612">
            <text:p>20.612</text:p>
          </table:table-cell>
          <table:table-cell office:value-type="float" office:value="18.914">
            <text:p>18.914</text:p>
          </table:table-cell>
          <table:table-cell office:value-type="float" office:value="3.145">
            <text:p>3.145</text:p>
          </table:table-cell>
          <table:table-cell office:value-type="float" office:value="28.357">
            <text:p>28.357</text:p>
          </table:table-cell>
          <table:table-cell office:value-type="float" office:value="9.975">
            <text:p>9.975</text:p>
          </table:table-cell>
          <table:table-cell office:value-type="float" office:value="168.274">
            <text:p>168.274</text:p>
          </table:table-cell>
          <table:table-cell office:value-type="float" office:value="98.566">
            <text:p>98.566</text:p>
          </table:table-cell>
          <table:table-cell office:value-type="float" office:value="274.501">
            <text:p>274.501</text:p>
          </table:table-cell>
        </table:table-row>
        <table:table-row table:style-name="ro5">
          <table:table-cell office:value-type="string">
            <text:p>New Delhi2, South Delhi, Delhi, NCT</text:p>
          </table:table-cell>
          <table:table-cell office:value-type="string">
            <text:p>MTNL</text:p>
          </table:table-cell>
          <table:table-cell office:value-type="float" office:value="33.186">
            <text:p>33.186</text:p>
          </table:table-cell>
          <table:table-cell office:value-type="float" office:value="26.25">
            <text:p>26.25</text:p>
          </table:table-cell>
          <table:table-cell office:value-type="float" office:value="37.773">
            <text:p>37.773</text:p>
          </table:table-cell>
          <table:table-cell office:value-type="float" office:value="3.035">
            <text:p>3.035</text:p>
          </table:table-cell>
          <table:table-cell office:value-type="float" office:value="33.805">
            <text:p>33.805</text:p>
          </table:table-cell>
          <table:table-cell office:value-type="float" office:value="34.362">
            <text:p>34.362</text:p>
          </table:table-cell>
          <table:table-cell office:value-type="float" office:value="29.672">
            <text:p>29.672</text:p>
          </table:table-cell>
          <table:table-cell office:value-type="float" office:value="37.586">
            <text:p>37.586</text:p>
          </table:table-cell>
          <table:table-cell office:value-type="float" office:value="2.435">
            <text:p>2.435</text:p>
          </table:table-cell>
          <table:table-cell office:value-type="float" office:value="34.75">
            <text:p>34.75</text:p>
          </table:table-cell>
          <table:table-cell office:value-type="float" office:value="83.473">
            <text:p>83.473</text:p>
          </table:table-cell>
          <table:table-cell office:value-type="float" office:value="54.688">
            <text:p>54.688</text:p>
          </table:table-cell>
          <table:table-cell office:value-type="float" office:value="109.375">
            <text:p>109.375</text:p>
          </table:table-cell>
          <table:table-cell office:value-type="float" office:value="20.231">
            <text:p>20.231</text:p>
          </table:table-cell>
          <table:table-cell office:value-type="float" office:value="9.688">
            <text:p>9.688</text:p>
          </table:table-cell>
          <table:table-cell office:value-type="float" office:value="2.615">
            <text:p>2.615</text:p>
          </table:table-cell>
          <table:table-cell office:value-type="float" office:value="18.343">
            <text:p>18.343</text:p>
          </table:table-cell>
          <table:table-cell office:value-type="float" office:value="3.913">
            <text:p>3.913</text:p>
          </table:table-cell>
          <table:table-cell office:value-type="float" office:value="33.84">
            <text:p>33.84</text:p>
          </table:table-cell>
          <table:table-cell office:value-type="float" office:value="17.068">
            <text:p>17.068</text:p>
          </table:table-cell>
          <table:table-cell office:value-type="float" office:value="89.741">
            <text:p>89.741</text:p>
          </table:table-cell>
          <table:table-cell office:value-type="float" office:value="59.398">
            <text:p>59.398</text:p>
          </table:table-cell>
          <table:table-cell office:value-type="float" office:value="12.305">
            <text:p>12.305</text:p>
          </table:table-cell>
          <table:table-cell office:value-type="float" office:value="92">
            <text:p>92</text:p>
          </table:table-cell>
          <table:table-cell office:value-type="float" office:value="28.368">
            <text:p>28.368</text:p>
          </table:table-cell>
          <table:table-cell office:value-type="float" office:value="16.197">
            <text:p>16.197</text:p>
          </table:table-cell>
          <table:table-cell office:value-type="float" office:value="3.729">
            <text:p>3.729</text:p>
          </table:table-cell>
          <table:table-cell office:value-type="float" office:value="24.286">
            <text:p>24.286</text:p>
          </table:table-cell>
          <table:table-cell office:value-type="float" office:value="7.806">
            <text:p>7.806</text:p>
          </table:table-cell>
          <table:table-cell office:value-type="float" office:value="37.79">
            <text:p>37.79</text:p>
          </table:table-cell>
          <table:table-cell office:value-type="float" office:value="20.748">
            <text:p>20.748</text:p>
          </table:table-cell>
          <table:table-cell office:value-type="float" office:value="52.768">
            <text:p>52.768</text:p>
          </table:table-cell>
        </table:table-row>
        <table:table-row table:style-name="ro4">
          <table:table-cell office:value-type="string">
            <text:p>Paraswada, Paraswada, Balaghat, Madhya Pradesh</text:p>
          </table:table-cell>
          <table:table-cell office:value-type="string">
            <text:p>Airtel</text:p>
          </table:table-cell>
          <table:table-cell office:value-type="float" office:value="58.497">
            <text:p>58.497</text:p>
          </table:table-cell>
          <table:table-cell office:value-type="float" office:value="32.07">
            <text:p>32.07</text:p>
          </table:table-cell>
          <table:table-cell office:value-type="float" office:value="80.688">
            <text:p>80.688</text:p>
          </table:table-cell>
          <table:table-cell office:value-type="float" office:value="12.003">
            <text:p>12.003</text:p>
          </table:table-cell>
          <table:table-cell office:value-type="float" office:value="59.984">
            <text:p>59.984</text:p>
          </table:table-cell>
          <table:table-cell office:value-type="float" office:value="160.727">
            <text:p>160.727</text:p>
          </table:table-cell>
          <table:table-cell office:value-type="float" office:value="76.719">
            <text:p>76.719</text:p>
          </table:table-cell>
          <table:table-cell office:value-type="float" office:value="203.953">
            <text:p>203.953</text:p>
          </table:table-cell>
          <table:table-cell office:value-type="float" office:value="32.204">
            <text:p>32.204</text:p>
          </table:table-cell>
          <table:table-cell office:value-type="float" office:value="171.656">
            <text:p>171.656</text:p>
          </table:table-cell>
          <table:table-cell office:value-type="float" office:value="150.664">
            <text:p>150.664</text:p>
          </table:table-cell>
          <table:table-cell office:value-type="float" office:value="35.547">
            <text:p>35.547</text:p>
          </table:table-cell>
          <table:table-cell office:value-type="float" office:value="258.398">
            <text:p>258.398</text:p>
          </table:table-cell>
          <table:table-cell office:value-type="float" office:value="88.356">
            <text:p>88.356</text:p>
          </table:table-cell>
          <table:table-cell office:value-type="float" office:value="2.131">
            <text:p>2.131</text:p>
          </table:table-cell>
          <table:table-cell office:value-type="float" office:value="1.777">
            <text:p>1.777</text:p>
          </table:table-cell>
          <table:table-cell office:value-type="float" office:value="2.472">
            <text:p>2.472</text:p>
          </table:table-cell>
          <table:table-cell office:value-type="float" office:value="0.266">
            <text:p>0.266</text:p>
          </table:table-cell>
          <table:table-cell office:value-type="float" office:value="61.005">
            <text:p>61.005</text:p>
          </table:table-cell>
          <table:table-cell office:value-type="float" office:value="37.366">
            <text:p>37.366</text:p>
          </table:table-cell>
          <table:table-cell office:value-type="float" office:value="109.528">
            <text:p>109.528</text:p>
          </table:table-cell>
          <table:table-cell office:value-type="float" office:value="31.555">
            <text:p>31.555</text:p>
          </table:table-cell>
          <table:table-cell office:value-type="float" office:value="19.141">
            <text:p>19.141</text:p>
          </table:table-cell>
          <table:table-cell office:value-type="float" office:value="46.484">
            <text:p>46.484</text:p>
          </table:table-cell>
          <table:table-cell office:value-type="float" office:value="6.234">
            <text:p>6.234</text:p>
          </table:table-cell>
          <table:table-cell office:value-type="float" office:value="3.758">
            <text:p>3.758</text:p>
          </table:table-cell>
          <table:table-cell office:value-type="float" office:value="2.799">
            <text:p>2.799</text:p>
          </table:table-cell>
          <table:table-cell office:value-type="float" office:value="5.298">
            <text:p>5.298</text:p>
          </table:table-cell>
          <table:table-cell office:value-type="float" office:value="0.707">
            <text:p>0.707</text:p>
          </table:table-cell>
          <table:table-cell office:value-type="float" office:value="153.215">
            <text:p>153.215</text:p>
          </table:table-cell>
          <table:table-cell office:value-type="float" office:value="138.078">
            <text:p>138.078</text:p>
          </table:table-cell>
          <table:table-cell office:value-type="float" office:value="164.033">
            <text:p>164.033</text:p>
          </table:table-cell>
        </table:table-row>
        <table:table-row table:style-name="ro4">
          <table:table-cell office:value-type="string">
            <text:p>Paraswada, Paraswada, Balaghat, Madhya Pradesh</text:p>
          </table:table-cell>
          <table:table-cell office:value-type="string">
            <text:p>Idea</text:p>
          </table:table-cell>
          <table:table-cell office:value-type="float" office:value="88.24">
            <text:p>88.24</text:p>
          </table:table-cell>
          <table:table-cell office:value-type="float" office:value="77.352">
            <text:p>77.352</text:p>
          </table:table-cell>
          <table:table-cell office:value-type="float" office:value="93.969">
            <text:p>93.969</text:p>
          </table:table-cell>
          <table:table-cell office:value-type="float" office:value="3.845">
            <text:p>3.845</text:p>
          </table:table-cell>
          <table:table-cell office:value-type="float" office:value="89.086">
            <text:p>89.086</text:p>
          </table:table-cell>
          <table:table-cell office:value-type="float" office:value="116.403">
            <text:p>116.403</text:p>
          </table:table-cell>
          <table:table-cell office:value-type="float" office:value="86.008">
            <text:p>86.008</text:p>
          </table:table-cell>
          <table:table-cell office:value-type="float" office:value="119.977">
            <text:p>119.977</text:p>
          </table:table-cell>
          <table:table-cell office:value-type="float" office:value="6.086">
            <text:p>6.086</text:p>
          </table:table-cell>
          <table:table-cell office:value-type="float" office:value="118.875">
            <text:p>118.875</text:p>
          </table:table-cell>
          <table:table-cell table:number-columns-repeated="8"/>
          <table:table-cell office:value-type="float" office:value="92.588">
            <text:p>92.588</text:p>
          </table:table-cell>
          <table:table-cell office:value-type="float" office:value="38.076">
            <text:p>38.076</text:p>
          </table:table-cell>
          <table:table-cell office:value-type="float" office:value="112.583">
            <text:p>112.583</text:p>
          </table:table-cell>
          <table:table-cell office:value-type="float" office:value="47.382">
            <text:p>47.382</text:p>
          </table:table-cell>
          <table:table-cell office:value-type="float" office:value="31.445">
            <text:p>31.445</text:p>
          </table:table-cell>
          <table:table-cell office:value-type="float" office:value="61.523">
            <text:p>61.523</text:p>
          </table:table-cell>
          <table:table-cell office:value-type="float" office:value="6.464">
            <text:p>6.464</text:p>
          </table:table-cell>
          <table:table-cell office:value-type="float" office:value="3.294">
            <text:p>3.294</text:p>
          </table:table-cell>
          <table:table-cell office:value-type="float" office:value="2.734">
            <text:p>2.734</text:p>
          </table:table-cell>
          <table:table-cell office:value-type="float" office:value="4.733">
            <text:p>4.733</text:p>
          </table:table-cell>
          <table:table-cell office:value-type="float" office:value="0.627">
            <text:p>0.627</text:p>
          </table:table-cell>
          <table:table-cell table:number-columns-repeated="3"/>
        </table:table-row>
        <table:table-row table:style-name="ro4">
          <table:table-cell office:value-type="string">
            <text:p>Paraswada, Paraswada, Balaghat, Madhya Pradesh</text:p>
          </table:table-cell>
          <table:table-cell office:value-type="string">
            <text:p>MTNL</text:p>
          </table:table-cell>
          <table:table-cell office:value-type="float" office:value="81.355">
            <text:p>81.355</text:p>
          </table:table-cell>
          <table:table-cell office:value-type="float" office:value="45.094">
            <text:p>45.094</text:p>
          </table:table-cell>
          <table:table-cell office:value-type="float" office:value="91">
            <text:p>91</text:p>
          </table:table-cell>
          <table:table-cell office:value-type="float" office:value="11.514">
            <text:p>11.514</text:p>
          </table:table-cell>
          <table:table-cell office:value-type="float" office:value="85.539">
            <text:p>85.539</text:p>
          </table:table-cell>
          <table:table-cell office:value-type="float" office:value="139.059">
            <text:p>139.059</text:p>
          </table:table-cell>
          <table:table-cell office:value-type="float" office:value="51.047">
            <text:p>51.047</text:p>
          </table:table-cell>
          <table:table-cell office:value-type="float" office:value="207.555">
            <text:p>207.555</text:p>
          </table:table-cell>
          <table:table-cell office:value-type="float" office:value="43.498">
            <text:p>43.498</text:p>
          </table:table-cell>
          <table:table-cell office:value-type="float" office:value="147.844">
            <text:p>147.844</text:p>
          </table:table-cell>
          <table:table-cell office:value-type="float" office:value="103.564">
            <text:p>103.564</text:p>
          </table:table-cell>
          <table:table-cell office:value-type="float" office:value="19.141">
            <text:p>19.141</text:p>
          </table:table-cell>
          <table:table-cell office:value-type="float" office:value="172.266">
            <text:p>172.266</text:p>
          </table:table-cell>
          <table:table-cell office:value-type="float" office:value="62.005">
            <text:p>62.005</text:p>
          </table:table-cell>
          <table:table-cell office:value-type="float" office:value="3.951">
            <text:p>3.951</text:p>
          </table:table-cell>
          <table:table-cell office:value-type="float" office:value="2.013">
            <text:p>2.013</text:p>
          </table:table-cell>
          <table:table-cell office:value-type="float" office:value="16.064">
            <text:p>16.064</text:p>
          </table:table-cell>
          <table:table-cell office:value-type="float" office:value="3.89">
            <text:p>3.89</text:p>
          </table:table-cell>
          <table:table-cell office:value-type="float" office:value="62.553">
            <text:p>62.553</text:p>
          </table:table-cell>
          <table:table-cell office:value-type="float" office:value="36.43">
            <text:p>36.43</text:p>
          </table:table-cell>
          <table:table-cell office:value-type="float" office:value="91.896">
            <text:p>91.896</text:p>
          </table:table-cell>
          <table:table-cell office:value-type="float" office:value="33.683">
            <text:p>33.683</text:p>
          </table:table-cell>
          <table:table-cell office:value-type="float" office:value="27.344">
            <text:p>27.344</text:p>
          </table:table-cell>
          <table:table-cell office:value-type="float" office:value="43.75">
            <text:p>43.75</text:p>
          </table:table-cell>
          <table:table-cell office:value-type="float" office:value="4.393">
            <text:p>4.393</text:p>
          </table:table-cell>
          <table:table-cell office:value-type="float" office:value="4.097">
            <text:p>4.097</text:p>
          </table:table-cell>
          <table:table-cell office:value-type="float" office:value="3.356">
            <text:p>3.356</text:p>
          </table:table-cell>
          <table:table-cell office:value-type="float" office:value="5.241">
            <text:p>5.241</text:p>
          </table:table-cell>
          <table:table-cell office:value-type="float" office:value="0.555">
            <text:p>0.555</text:p>
          </table:table-cell>
          <table:table-cell office:value-type="float" office:value="137.635">
            <text:p>137.635</text:p>
          </table:table-cell>
          <table:table-cell office:value-type="float" office:value="30.893">
            <text:p>30.893</text:p>
          </table:table-cell>
          <table:table-cell office:value-type="float" office:value="224.353">
            <text:p>224.353</text:p>
          </table:table-cell>
        </table:table-row>
        <table:table-row table:style-name="ro4">
          <table:table-cell office:value-type="string">
            <text:p>Samnapur, Dindori, Dindori, Madhya Pradesh</text:p>
          </table:table-cell>
          <table:table-cell office:value-type="string">
            <text:p>MTNL</text:p>
          </table:table-cell>
          <table:table-cell office:value-type="float" office:value="83.391">
            <text:p>83.391</text:p>
          </table:table-cell>
          <table:table-cell office:value-type="float" office:value="54.352">
            <text:p>54.352</text:p>
          </table:table-cell>
          <table:table-cell office:value-type="float" office:value="91.977">
            <text:p>91.977</text:p>
          </table:table-cell>
          <table:table-cell office:value-type="float" office:value="9.73">
            <text:p>9.73</text:p>
          </table:table-cell>
          <table:table-cell office:value-type="float" office:value="88.383">
            <text:p>88.383</text:p>
          </table:table-cell>
          <table:table-cell office:value-type="float" office:value="86">
            <text:p>86</text:p>
          </table:table-cell>
          <table:table-cell office:value-type="float" office:value="35.445">
            <text:p>35.445</text:p>
          </table:table-cell>
          <table:table-cell office:value-type="float" office:value="115.805">
            <text:p>115.805</text:p>
          </table:table-cell>
          <table:table-cell office:value-type="float" office:value="26.308">
            <text:p>26.308</text:p>
          </table:table-cell>
          <table:table-cell office:value-type="float" office:value="94.875">
            <text:p>94.875</text:p>
          </table:table-cell>
          <table:table-cell office:value-type="float" office:value="68.197">
            <text:p>68.197</text:p>
          </table:table-cell>
          <table:table-cell office:value-type="float" office:value="25.977">
            <text:p>25.977</text:p>
          </table:table-cell>
          <table:table-cell office:value-type="float" office:value="132.617">
            <text:p>132.617</text:p>
          </table:table-cell>
          <table:table-cell office:value-type="float" office:value="26.36">
            <text:p>26.36</text:p>
          </table:table-cell>
          <table:table-cell office:value-type="float" office:value="3.072">
            <text:p>3.072</text:p>
          </table:table-cell>
          <table:table-cell office:value-type="float" office:value="2.025">
            <text:p>2.025</text:p>
          </table:table-cell>
          <table:table-cell office:value-type="float" office:value="4.385">
            <text:p>4.385</text:p>
          </table:table-cell>
          <table:table-cell office:value-type="float" office:value="0.74">
            <text:p>0.74</text:p>
          </table:table-cell>
          <table:table-cell office:value-type="float" office:value="129.23">
            <text:p>129.23</text:p>
          </table:table-cell>
          <table:table-cell office:value-type="float" office:value="69.443">
            <text:p>69.443</text:p>
          </table:table-cell>
          <table:table-cell office:value-type="float" office:value="160.109">
            <text:p>160.109</text:p>
          </table:table-cell>
          <table:table-cell office:value-type="float" office:value="32.775">
            <text:p>32.775</text:p>
          </table:table-cell>
          <table:table-cell office:value-type="float" office:value="30.078">
            <text:p>30.078</text:p>
          </table:table-cell>
          <table:table-cell office:value-type="float" office:value="35.547">
            <text:p>35.547</text:p>
          </table:table-cell>
          <table:table-cell office:value-type="float" office:value="0.766">
            <text:p>0.766</text:p>
          </table:table-cell>
          <table:table-cell office:value-type="float" office:value="6.861">
            <text:p>6.861</text:p>
          </table:table-cell>
          <table:table-cell office:value-type="float" office:value="3.983">
            <text:p>3.983</text:p>
          </table:table-cell>
          <table:table-cell office:value-type="float" office:value="7.582">
            <text:p>7.582</text:p>
          </table:table-cell>
          <table:table-cell office:value-type="float" office:value="1.13">
            <text:p>1.13</text:p>
          </table:table-cell>
          <table:table-cell office:value-type="float" office:value="107.55">
            <text:p>107.55</text:p>
          </table:table-cell>
          <table:table-cell office:value-type="float" office:value="50.053">
            <text:p>50.053</text:p>
          </table:table-cell>
          <table:table-cell office:value-type="float" office:value="179.785">
            <text:p>179.785</text:p>
          </table:table-cell>
        </table:table-row>
        <table:table-row table:style-name="ro4">
          <table:table-cell office:value-type="string">
            <text:p>Samnapur, Dindori, Dindori, Madhya Pradesh</text:p>
          </table:table-cell>
          <table:table-cell office:value-type="string">
            <text:p>Reliance</text:p>
          </table:table-cell>
          <table:table-cell office:value-type="float" office:value="115.15">
            <text:p>115.15</text:p>
          </table:table-cell>
          <table:table-cell office:value-type="float" office:value="76.477">
            <text:p>76.477</text:p>
          </table:table-cell>
          <table:table-cell office:value-type="float" office:value="124.992">
            <text:p>124.992</text:p>
          </table:table-cell>
          <table:table-cell office:value-type="float" office:value="13.223">
            <text:p>13.223</text:p>
          </table:table-cell>
          <table:table-cell office:value-type="float" office:value="120.727">
            <text:p>120.727</text:p>
          </table:table-cell>
          <table:table-cell office:value-type="float" office:value="111.073">
            <text:p>111.073</text:p>
          </table:table-cell>
          <table:table-cell office:value-type="float" office:value="85.211">
            <text:p>85.211</text:p>
          </table:table-cell>
          <table:table-cell office:value-type="float" office:value="125.945">
            <text:p>125.945</text:p>
          </table:table-cell>
          <table:table-cell office:value-type="float" office:value="9.338">
            <text:p>9.338</text:p>
          </table:table-cell>
          <table:table-cell office:value-type="float" office:value="111.586">
            <text:p>111.586</text:p>
          </table:table-cell>
          <table:table-cell office:value-type="float" office:value="147.769">
            <text:p>147.769</text:p>
          </table:table-cell>
          <table:table-cell office:value-type="float" office:value="144.922">
            <text:p>144.922</text:p>
          </table:table-cell>
          <table:table-cell office:value-type="float" office:value="149.023">
            <text:p>149.023</text:p>
          </table:table-cell>
          <table:table-cell office:value-type="float" office:value="1.268">
            <text:p>1.268</text:p>
          </table:table-cell>
          <table:table-cell office:value-type="float" office:value="1.374">
            <text:p>1.374</text:p>
          </table:table-cell>
          <table:table-cell office:value-type="float" office:value="1.367">
            <text:p>1.367</text:p>
          </table:table-cell>
          <table:table-cell office:value-type="float" office:value="1.477">
            <text:p>1.477</text:p>
          </table:table-cell>
          <table:table-cell office:value-type="float" office:value="0.018">
            <text:p>0.018</text:p>
          </table:table-cell>
          <table:table-cell office:value-type="float" office:value="116.061">
            <text:p>116.061</text:p>
          </table:table-cell>
          <table:table-cell office:value-type="float" office:value="69.78">
            <text:p>69.78</text:p>
          </table:table-cell>
          <table:table-cell office:value-type="float" office:value="144.543">
            <text:p>144.543</text:p>
          </table:table-cell>
          <table:table-cell office:value-type="float" office:value="32.724">
            <text:p>32.724</text:p>
          </table:table-cell>
          <table:table-cell office:value-type="float" office:value="31.445">
            <text:p>31.445</text:p>
          </table:table-cell>
          <table:table-cell office:value-type="float" office:value="32.812">
            <text:p>32.812</text:p>
          </table:table-cell>
          <table:table-cell office:value-type="float" office:value="0.336">
            <text:p>0.336</text:p>
          </table:table-cell>
          <table:table-cell office:value-type="float" office:value="7.406">
            <text:p>7.406</text:p>
          </table:table-cell>
          <table:table-cell office:value-type="float" office:value="5.664">
            <text:p>5.664</text:p>
          </table:table-cell>
          <table:table-cell office:value-type="float" office:value="7.582">
            <text:p>7.582</text:p>
          </table:table-cell>
          <table:table-cell office:value-type="float" office:value="0.35">
            <text:p>0.35</text:p>
          </table:table-cell>
          <table:table-cell office:value-type="float" office:value="131.14">
            <text:p>131.14</text:p>
          </table:table-cell>
          <table:table-cell office:value-type="float" office:value="83.669">
            <text:p>83.669</text:p>
          </table:table-cell>
          <table:table-cell office:value-type="float" office:value="135.144">
            <text:p>135.144</text:p>
          </table:table-cell>
        </table:table-row>
        <table:table-row table:style-name="ro4">
          <table:table-cell office:value-type="string">
            <text:p>Ukwa, Paraswada, Balaghat, Madhya Pradesh</text:p>
          </table:table-cell>
          <table:table-cell office:value-type="string">
            <text:p>Airtel</text:p>
          </table:table-cell>
          <table:table-cell office:value-type="float" office:value="49.103">
            <text:p>49.103</text:p>
          </table:table-cell>
          <table:table-cell office:value-type="float" office:value="29.031">
            <text:p>29.031</text:p>
          </table:table-cell>
          <table:table-cell office:value-type="float" office:value="80.906">
            <text:p>80.906</text:p>
          </table:table-cell>
          <table:table-cell office:value-type="float" office:value="13.292">
            <text:p>13.292</text:p>
          </table:table-cell>
          <table:table-cell office:value-type="float" office:value="47.844">
            <text:p>47.844</text:p>
          </table:table-cell>
          <table:table-cell office:value-type="float" office:value="85.897">
            <text:p>85.897</text:p>
          </table:table-cell>
          <table:table-cell office:value-type="float" office:value="32.445">
            <text:p>32.445</text:p>
          </table:table-cell>
          <table:table-cell office:value-type="float" office:value="154.523">
            <text:p>154.523</text:p>
          </table:table-cell>
          <table:table-cell office:value-type="float" office:value="35.528">
            <text:p>35.528</text:p>
          </table:table-cell>
          <table:table-cell office:value-type="float" office:value="89.211">
            <text:p>89.211</text:p>
          </table:table-cell>
          <table:table-cell table:number-columns-repeated="22"/>
        </table:table-row>
        <table:table-row table:style-name="ro4">
          <table:table-cell office:value-type="string">
            <text:p>Ukwa, Paraswada, Balaghat, Madhya Pradesh</text:p>
          </table:table-cell>
          <table:table-cell office:value-type="string">
            <text:p>Idea</text:p>
          </table:table-cell>
          <table:table-cell office:value-type="float" office:value="86.695">
            <text:p>86.695</text:p>
          </table:table-cell>
          <table:table-cell office:value-type="float" office:value="73.227">
            <text:p>73.227</text:p>
          </table:table-cell>
          <table:table-cell office:value-type="float" office:value="92.992">
            <text:p>92.992</text:p>
          </table:table-cell>
          <table:table-cell office:value-type="float" office:value="4.924">
            <text:p>4.924</text:p>
          </table:table-cell>
          <table:table-cell office:value-type="float" office:value="88.266">
            <text:p>88.266</text:p>
          </table:table-cell>
          <table:table-cell office:value-type="float" office:value="110.213">
            <text:p>110.213</text:p>
          </table:table-cell>
          <table:table-cell office:value-type="float" office:value="67.789">
            <text:p>67.789</text:p>
          </table:table-cell>
          <table:table-cell office:value-type="float" office:value="118.953">
            <text:p>118.953</text:p>
          </table:table-cell>
          <table:table-cell office:value-type="float" office:value="11.59">
            <text:p>11.59</text:p>
          </table:table-cell>
          <table:table-cell office:value-type="float" office:value="114.906">
            <text:p>114.906</text:p>
          </table:table-cell>
          <table:table-cell table:number-columns-repeated="22"/>
        </table:table-row>
        <table:table-row table:style-name="ro4">
          <table:table-cell office:value-type="string">
            <text:p>Ukwa, Paraswada, Balaghat, Madhya Pradesh</text:p>
          </table:table-cell>
          <table:table-cell office:value-type="string">
            <text:p>MTNL</text:p>
          </table:table-cell>
          <table:table-cell office:value-type="float" office:value="69.366">
            <text:p>69.366</text:p>
          </table:table-cell>
          <table:table-cell office:value-type="float" office:value="46.195">
            <text:p>46.195</text:p>
          </table:table-cell>
          <table:table-cell office:value-type="float" office:value="88.906">
            <text:p>88.906</text:p>
          </table:table-cell>
          <table:table-cell office:value-type="float" office:value="12.98">
            <text:p>12.98</text:p>
          </table:table-cell>
          <table:table-cell office:value-type="float" office:value="70.789">
            <text:p>70.789</text:p>
          </table:table-cell>
          <table:table-cell office:value-type="float" office:value="46.634">
            <text:p>46.634</text:p>
          </table:table-cell>
          <table:table-cell office:value-type="float" office:value="22.078">
            <text:p>22.078</text:p>
          </table:table-cell>
          <table:table-cell office:value-type="float" office:value="80.961">
            <text:p>80.961</text:p>
          </table:table-cell>
          <table:table-cell office:value-type="float" office:value="16.125">
            <text:p>16.125</text:p>
          </table:table-cell>
          <table:table-cell office:value-type="float" office:value="42.984">
            <text:p>42.984</text:p>
          </table:table-cell>
          <table:table-cell table:number-columns-repeated="22"/>
        </table:table-row>
        <table:table-row table:style-name="ro5">
          <table:table-cell office:value-type="string">
            <text:p>Sikar, Sikar, Sikar, Rajasthan</text:p>
          </table:table-cell>
          <table:table-cell office:value-type="string">
            <text:p>Airtel</text:p>
          </table:table-cell>
          <table:table-cell office:value-type="float" office:value="1273.481">
            <text:p>1273.481</text:p>
          </table:table-cell>
          <table:table-cell office:value-type="float" office:value="1033.523">
            <text:p>1033.523</text:p>
          </table:table-cell>
          <table:table-cell office:value-type="float" office:value="1411.219">
            <text:p>1411.219</text:p>
          </table:table-cell>
          <table:table-cell office:value-type="float" office:value="112.367">
            <text:p>112.367</text:p>
          </table:table-cell>
          <table:table-cell office:value-type="float" office:value="1263.62">
            <text:p>1263.62</text:p>
          </table:table-cell>
          <table:table-cell office:value-type="float" office:value="2187.13">
            <text:p>2187.13</text:p>
          </table:table-cell>
          <table:table-cell office:value-type="float" office:value="702.359">
            <text:p>702.359</text:p>
          </table:table-cell>
          <table:table-cell office:value-type="float" office:value="3192.406">
            <text:p>3192.406</text:p>
          </table:table-cell>
          <table:table-cell office:value-type="float" office:value="637.867">
            <text:p>637.867</text:p>
          </table:table-cell>
          <table:table-cell office:value-type="float" office:value="2218.82">
            <text:p>2218.82</text:p>
          </table:table-cell>
          <table:table-cell table:number-columns-repeated="8"/>
          <table:table-cell office:value-type="float" office:value="1042.616">
            <text:p>1042.616</text:p>
          </table:table-cell>
          <table:table-cell office:value-type="float" office:value="670.719">
            <text:p>670.719</text:p>
          </table:table-cell>
          <table:table-cell office:value-type="float" office:value="1229.152">
            <text:p>1229.152</text:p>
          </table:table-cell>
          <table:table-cell office:value-type="float" office:value="89.922">
            <text:p>89.922</text:p>
          </table:table-cell>
          <table:table-cell office:value-type="float" office:value="73.828">
            <text:p>73.828</text:p>
          </table:table-cell>
          <table:table-cell office:value-type="float" office:value="96">
            <text:p>96</text:p>
          </table:table-cell>
          <table:table-cell office:value-type="float" office:value="2.957">
            <text:p>2.957</text:p>
          </table:table-cell>
          <table:table-cell office:value-type="float" office:value="21.403">
            <text:p>21.403</text:p>
          </table:table-cell>
          <table:table-cell office:value-type="float" office:value="2">
            <text:p>2</text:p>
          </table:table-cell>
          <table:table-cell office:value-type="float" office:value="27.375">
            <text:p>27.375</text:p>
          </table:table-cell>
          <table:table-cell office:value-type="float" office:value="8.323">
            <text:p>8.323</text:p>
          </table:table-cell>
          <table:table-cell table:number-columns-repeated="3"/>
        </table:table-row>
        <table:table-row table:style-name="ro5">
          <table:table-cell office:value-type="string">
            <text:p>Sikar, Sikar, Sikar, Rajasthan</text:p>
          </table:table-cell>
          <table:table-cell office:value-type="string">
            <text:p>MTNL</text:p>
          </table:table-cell>
          <table:table-cell office:value-type="float" office:value="266.788">
            <text:p>266.788</text:p>
          </table:table-cell>
          <table:table-cell office:value-type="float" office:value="57.133">
            <text:p>57.133</text:p>
          </table:table-cell>
          <table:table-cell office:value-type="float" office:value="348.867">
            <text:p>348.867</text:p>
          </table:table-cell>
          <table:table-cell office:value-type="float" office:value="120.143">
            <text:p>120.143</text:p>
          </table:table-cell>
          <table:table-cell office:value-type="float" office:value="347.211">
            <text:p>347.211</text:p>
          </table:table-cell>
          <table:table-cell office:value-type="float" office:value="792.585">
            <text:p>792.585</text:p>
          </table:table-cell>
          <table:table-cell office:value-type="float" office:value="59.195">
            <text:p>59.195</text:p>
          </table:table-cell>
          <table:table-cell office:value-type="float" office:value="1274.594">
            <text:p>1274.594</text:p>
          </table:table-cell>
          <table:table-cell office:value-type="float" office:value="424.905">
            <text:p>424.905</text:p>
          </table:table-cell>
          <table:table-cell office:value-type="float" office:value="965.492">
            <text:p>965.492</text:p>
          </table:table-cell>
          <table:table-cell office:value-type="float" office:value="281.383">
            <text:p>281.383</text:p>
          </table:table-cell>
          <table:table-cell office:value-type="float" office:value="6.836">
            <text:p>6.836</text:p>
          </table:table-cell>
          <table:table-cell office:value-type="float" office:value="619.336">
            <text:p>619.336</text:p>
          </table:table-cell>
          <table:table-cell office:value-type="float" office:value="207.943">
            <text:p>207.943</text:p>
          </table:table-cell>
          <table:table-cell office:value-type="float" office:value="1.955">
            <text:p>1.955</text:p>
          </table:table-cell>
          <table:table-cell office:value-type="float" office:value="1.367">
            <text:p>1.367</text:p>
          </table:table-cell>
          <table:table-cell office:value-type="float" office:value="4.626">
            <text:p>4.626</text:p>
          </table:table-cell>
          <table:table-cell office:value-type="float" office:value="0.692">
            <text:p>0.692</text:p>
          </table:table-cell>
          <table:table-cell office:value-type="float" office:value="478.921">
            <text:p>478.921</text:p>
          </table:table-cell>
          <table:table-cell office:value-type="float" office:value="65.279">
            <text:p>65.279</text:p>
          </table:table-cell>
          <table:table-cell office:value-type="float" office:value="1057.943">
            <text:p>1057.943</text:p>
          </table:table-cell>
          <table:table-cell office:value-type="float" office:value="92.439">
            <text:p>92.439</text:p>
          </table:table-cell>
          <table:table-cell office:value-type="float" office:value="88.867">
            <text:p>88.867</text:p>
          </table:table-cell>
          <table:table-cell office:value-type="float" office:value="97.07">
            <text:p>97.07</text:p>
          </table:table-cell>
          <table:table-cell office:value-type="float" office:value="2.068">
            <text:p>2.068</text:p>
          </table:table-cell>
          <table:table-cell office:value-type="float" office:value="18.719">
            <text:p>18.719</text:p>
          </table:table-cell>
          <table:table-cell office:value-type="float" office:value="1.367">
            <text:p>1.367</text:p>
          </table:table-cell>
          <table:table-cell office:value-type="float" office:value="26.58">
            <text:p>26.58</text:p>
          </table:table-cell>
          <table:table-cell office:value-type="float" office:value="9.617">
            <text:p>9.617</text:p>
          </table:table-cell>
          <table:table-cell office:value-type="float" office:value="1121.475">
            <text:p>1121.475</text:p>
          </table:table-cell>
          <table:table-cell office:value-type="float" office:value="68.35">
            <text:p>68.35</text:p>
          </table:table-cell>
          <table:table-cell office:value-type="float" office:value="1414.326">
            <text:p>1414.326</text:p>
          </table:table-cell>
        </table:table-row>
        <table:table-row table:style-name="ro5">
          <table:table-cell office:value-type="string">
            <text:p>Sikar, Sikar, Sikar, Rajasthan</text:p>
          </table:table-cell>
          <table:table-cell office:value-type="string">
            <text:p>Idea</text:p>
          </table:table-cell>
          <table:table-cell office:value-type="float" office:value="60.526">
            <text:p>60.526</text:p>
          </table:table-cell>
          <table:table-cell office:value-type="float" office:value="18.227">
            <text:p>18.227</text:p>
          </table:table-cell>
          <table:table-cell office:value-type="float" office:value="94.273">
            <text:p>94.273</text:p>
          </table:table-cell>
          <table:table-cell office:value-type="float" office:value="22.026">
            <text:p>22.026</text:p>
          </table:table-cell>
          <table:table-cell office:value-type="float" office:value="62.883">
            <text:p>62.883</text:p>
          </table:table-cell>
          <table:table-cell office:value-type="float" office:value="99.451">
            <text:p>99.451</text:p>
          </table:table-cell>
          <table:table-cell office:value-type="float" office:value="48.094">
            <text:p>48.094</text:p>
          </table:table-cell>
          <table:table-cell office:value-type="float" office:value="158.961">
            <text:p>158.961</text:p>
          </table:table-cell>
          <table:table-cell office:value-type="float" office:value="35.873">
            <text:p>35.873</text:p>
          </table:table-cell>
          <table:table-cell office:value-type="float" office:value="103.703">
            <text:p>103.703</text:p>
          </table:table-cell>
          <table:table-cell table:number-columns-repeated="8"/>
          <table:table-cell office:value-type="float" office:value="716.828">
            <text:p>716.828</text:p>
          </table:table-cell>
          <table:table-cell office:value-type="float" office:value="345.624">
            <text:p>345.624</text:p>
          </table:table-cell>
          <table:table-cell office:value-type="float" office:value="1114.28">
            <text:p>1114.28</text:p>
          </table:table-cell>
          <table:table-cell office:value-type="float" office:value="89.493">
            <text:p>89.493</text:p>
          </table:table-cell>
          <table:table-cell office:value-type="float" office:value="60">
            <text:p>60</text:p>
          </table:table-cell>
          <table:table-cell office:value-type="float" office:value="94.336">
            <text:p>94.336</text:p>
          </table:table-cell>
          <table:table-cell office:value-type="float" office:value="4.361">
            <text:p>4.361</text:p>
          </table:table-cell>
          <table:table-cell office:value-type="float" office:value="16.932">
            <text:p>16.932</text:p>
          </table:table-cell>
          <table:table-cell office:value-type="float" office:value="2">
            <text:p>2</text:p>
          </table:table-cell>
          <table:table-cell office:value-type="float" office:value="26.719">
            <text:p>26.719</text:p>
          </table:table-cell>
          <table:table-cell office:value-type="float" office:value="8.967">
            <text:p>8.967</text:p>
          </table:table-cell>
          <table:table-cell table:number-columns-repeated="3"/>
        </table:table-row>
        <table:table-row table:style-name="ro6">
          <table:table-cell office:value-type="string">
            <text:p>Hanumanpura, Kuchaman, Nagaur , Rajasthan</text:p>
          </table:table-cell>
          <table:table-cell office:value-type="string">
            <text:p>Airtel</text:p>
          </table:table-cell>
          <table:table-cell office:value-type="float" office:value="81.729">
            <text:p>81.729</text:p>
          </table:table-cell>
          <table:table-cell office:value-type="float" office:value="42.406">
            <text:p>42.406</text:p>
          </table:table-cell>
          <table:table-cell office:value-type="float" office:value="238.062">
            <text:p>238.062</text:p>
          </table:table-cell>
          <table:table-cell office:value-type="float" office:value="43.267">
            <text:p>43.267</text:p>
          </table:table-cell>
          <table:table-cell office:value-type="float" office:value="72.352">
            <text:p>72.352</text:p>
          </table:table-cell>
          <table:table-cell office:value-type="float" office:value="131.015">
            <text:p>131.015</text:p>
          </table:table-cell>
          <table:table-cell office:value-type="float" office:value="35.391">
            <text:p>35.391</text:p>
          </table:table-cell>
          <table:table-cell office:value-type="float" office:value="665.781">
            <text:p>665.781</text:p>
          </table:table-cell>
          <table:table-cell office:value-type="float" office:value="129.136">
            <text:p>129.136</text:p>
          </table:table-cell>
          <table:table-cell office:value-type="float" office:value="75.883">
            <text:p>75.883</text:p>
          </table:table-cell>
          <table:table-cell table:number-columns-repeated="22"/>
        </table:table-row>
        <table:table-row table:style-name="ro6">
          <table:table-cell office:value-type="string">
            <text:p>Hanumanpura, Kuchaman, Nagaur , Rajasthan</text:p>
          </table:table-cell>
          <table:table-cell office:value-type="string">
            <text:p>Idea</text:p>
          </table:table-cell>
          <table:table-cell office:value-type="float" office:value="89.377">
            <text:p>89.377</text:p>
          </table:table-cell>
          <table:table-cell office:value-type="float" office:value="63.969">
            <text:p>63.969</text:p>
          </table:table-cell>
          <table:table-cell office:value-type="float" office:value="122.711">
            <text:p>122.711</text:p>
          </table:table-cell>
          <table:table-cell office:value-type="float" office:value="9.475">
            <text:p>9.475</text:p>
          </table:table-cell>
          <table:table-cell office:value-type="float" office:value="90.828">
            <text:p>90.828</text:p>
          </table:table-cell>
          <table:table-cell office:value-type="float" office:value="83.597">
            <text:p>83.597</text:p>
          </table:table-cell>
          <table:table-cell office:value-type="float" office:value="33.445">
            <text:p>33.445</text:p>
          </table:table-cell>
          <table:table-cell office:value-type="float" office:value="183.609">
            <text:p>183.609</text:p>
          </table:table-cell>
          <table:table-cell office:value-type="float" office:value="43.289">
            <text:p>43.289</text:p>
          </table:table-cell>
          <table:table-cell office:value-type="float" office:value="74.883">
            <text:p>74.883</text:p>
          </table:table-cell>
          <table:table-cell table:number-columns-repeated="22"/>
        </table:table-row>
        <table:table-row table:style-name="ro6">
          <table:table-cell office:value-type="string">
            <text:p>Hanumanpura, Kuchaman, Nagaur , Rajasthan</text:p>
          </table:table-cell>
          <table:table-cell office:value-type="string">
            <text:p>MTNL</text:p>
          </table:table-cell>
          <table:table-cell office:value-type="float" office:value="70.806">
            <text:p>70.806</text:p>
          </table:table-cell>
          <table:table-cell office:value-type="float" office:value="47.477">
            <text:p>47.477</text:p>
          </table:table-cell>
          <table:table-cell office:value-type="float" office:value="97.758">
            <text:p>97.758</text:p>
          </table:table-cell>
          <table:table-cell office:value-type="float" office:value="15.589">
            <text:p>15.589</text:p>
          </table:table-cell>
          <table:table-cell office:value-type="float" office:value="69.383">
            <text:p>69.383</text:p>
          </table:table-cell>
          <table:table-cell office:value-type="float" office:value="50.712">
            <text:p>50.712</text:p>
          </table:table-cell>
          <table:table-cell office:value-type="float" office:value="34.469">
            <text:p>34.469</text:p>
          </table:table-cell>
          <table:table-cell office:value-type="float" office:value="67.898">
            <text:p>67.898</text:p>
          </table:table-cell>
          <table:table-cell office:value-type="float" office:value="9.983">
            <text:p>9.983</text:p>
          </table:table-cell>
          <table:table-cell office:value-type="float" office:value="50.914">
            <text:p>50.914</text:p>
          </table:table-cell>
          <table:table-cell table:number-columns-repeated="22"/>
        </table:table-row>
        <table:table-row table:style-name="ro5">
          <table:table-cell office:value-type="string">
            <text:p>Jaipur, Jaipur, Jaipur, Rajasthan</text:p>
          </table:table-cell>
          <table:table-cell office:value-type="string">
            <text:p>Airtel</text:p>
          </table:table-cell>
          <table:table-cell office:value-type="float" office:value="1014.715">
            <text:p>1014.715</text:p>
          </table:table-cell>
          <table:table-cell office:value-type="float" office:value="433.43">
            <text:p>433.43</text:p>
          </table:table-cell>
          <table:table-cell office:value-type="float" office:value="1397.789">
            <text:p>1397.789</text:p>
          </table:table-cell>
          <table:table-cell office:value-type="float" office:value="319.747">
            <text:p>319.747</text:p>
          </table:table-cell>
          <table:table-cell office:value-type="float" office:value="1098.93">
            <text:p>1098.93</text:p>
          </table:table-cell>
          <table:table-cell office:value-type="float" office:value="1394.039">
            <text:p>1394.039</text:p>
          </table:table-cell>
          <table:table-cell office:value-type="float" office:value="539.156">
            <text:p>539.156</text:p>
          </table:table-cell>
          <table:table-cell office:value-type="float" office:value="1819.867">
            <text:p>1819.867</text:p>
          </table:table-cell>
          <table:table-cell office:value-type="float" office:value="287.94">
            <text:p>287.94</text:p>
          </table:table-cell>
          <table:table-cell office:value-type="float" office:value="1505.17">
            <text:p>1505.17</text:p>
          </table:table-cell>
          <table:table-cell table:number-columns-repeated="8"/>
          <table:table-cell office:value-type="float" office:value="273.252">
            <text:p>273.252</text:p>
          </table:table-cell>
          <table:table-cell office:value-type="float" office:value="78.605">
            <text:p>78.605</text:p>
          </table:table-cell>
          <table:table-cell office:value-type="float" office:value="1297.44">
            <text:p>1297.44</text:p>
          </table:table-cell>
          <table:table-cell office:value-type="float" office:value="52.676">
            <text:p>52.676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29.982">
            <text:p>29.982</text:p>
          </table:table-cell>
          <table:table-cell office:value-type="float" office:value="12.202">
            <text:p>12.202</text:p>
          </table:table-cell>
          <table:table-cell office:value-type="float" office:value="6">
            <text:p>6</text:p>
          </table:table-cell>
          <table:table-cell office:value-type="float" office:value="19.818">
            <text:p>19.818</text:p>
          </table:table-cell>
          <table:table-cell office:value-type="float" office:value="5.2">
            <text:p>5.2</text:p>
          </table:table-cell>
          <table:table-cell table:number-columns-repeated="3"/>
        </table:table-row>
        <table:table-row table:style-name="ro5">
          <table:table-cell office:value-type="string">
            <text:p>Jaipur, Jaipur, Jaipur, Rajasthan</text:p>
          </table:table-cell>
          <table:table-cell office:value-type="string">
            <text:p>MTNL</text:p>
          </table:table-cell>
          <table:table-cell office:value-type="float" office:value="348.225">
            <text:p>348.225</text:p>
          </table:table-cell>
          <table:table-cell office:value-type="float" office:value="341.062">
            <text:p>341.062</text:p>
          </table:table-cell>
          <table:table-cell office:value-type="float" office:value="350.922">
            <text:p>350.922</text:p>
          </table:table-cell>
          <table:table-cell office:value-type="float" office:value="2.325">
            <text:p>2.325</text:p>
          </table:table-cell>
          <table:table-cell office:value-type="float" office:value="348.203">
            <text:p>348.203</text:p>
          </table:table-cell>
          <table:table-cell office:value-type="float" office:value="1498.699">
            <text:p>1498.699</text:p>
          </table:table-cell>
          <table:table-cell office:value-type="float" office:value="59.305">
            <text:p>59.305</text:p>
          </table:table-cell>
          <table:table-cell office:value-type="float" office:value="2737.922">
            <text:p>2737.922</text:p>
          </table:table-cell>
          <table:table-cell office:value-type="float" office:value="767.569">
            <text:p>767.569</text:p>
          </table:table-cell>
          <table:table-cell office:value-type="float" office:value="1676.09">
            <text:p>1676.09</text:p>
          </table:table-cell>
          <table:table-cell office:value-type="float" office:value="120.559">
            <text:p>120.559</text:p>
          </table:table-cell>
          <table:table-cell office:value-type="float" office:value="42">
            <text:p>42</text:p>
          </table:table-cell>
          <table:table-cell office:value-type="float" office:value="182">
            <text:p>182</text:p>
          </table:table-cell>
          <table:table-cell office:value-type="float" office:value="35.141">
            <text:p>35.141</text:p>
          </table:table-cell>
          <table:table-cell office:value-type="float" office:value="5.291">
            <text:p>5.291</text:p>
          </table:table-cell>
          <table:table-cell office:value-type="float" office:value="2">
            <text:p>2</text:p>
          </table:table-cell>
          <table:table-cell office:value-type="float" office:value="21.5">
            <text:p>21.5</text:p>
          </table:table-cell>
          <table:table-cell office:value-type="float" office:value="4.659">
            <text:p>4.659</text:p>
          </table:table-cell>
          <table:table-cell office:value-type="float" office:value="150.687">
            <text:p>150.687</text:p>
          </table:table-cell>
          <table:table-cell office:value-type="float" office:value="54.324">
            <text:p>54.324</text:p>
          </table:table-cell>
          <table:table-cell office:value-type="float" office:value="372.182">
            <text:p>372.182</text:p>
          </table:table-cell>
          <table:table-cell office:value-type="float" office:value="28.28">
            <text:p>28.2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.999">
            <text:p>1.999</text:p>
          </table:table-cell>
          <table:table-cell office:value-type="float" office:value="10.575">
            <text:p>10.575</text:p>
          </table:table-cell>
          <table:table-cell office:value-type="float" office:value="2">
            <text:p>2</text:p>
          </table:table-cell>
          <table:table-cell office:value-type="float" office:value="24.222">
            <text:p>24.222</text:p>
          </table:table-cell>
          <table:table-cell office:value-type="float" office:value="6.991">
            <text:p>6.991</text:p>
          </table:table-cell>
          <table:table-cell office:value-type="float" office:value="2870.198">
            <text:p>2870.198</text:p>
          </table:table-cell>
          <table:table-cell office:value-type="float" office:value="1709.495">
            <text:p>1709.495</text:p>
          </table:table-cell>
          <table:table-cell office:value-type="float" office:value="3462.184">
            <text:p>3462.184</text:p>
          </table:table-cell>
        </table:table-row>
        <table:table-row table:style-name="ro5">
          <table:table-cell office:value-type="string">
            <text:p>Jaipur, Jaipur, Jaipur, Rajasthan</text:p>
          </table:table-cell>
          <table:table-cell office:value-type="string">
            <text:p>Idea</text:p>
          </table:table-cell>
          <table:table-cell office:value-type="float" office:value="83.675">
            <text:p>83.675</text:p>
          </table:table-cell>
          <table:table-cell office:value-type="float" office:value="58.094">
            <text:p>58.094</text:p>
          </table:table-cell>
          <table:table-cell office:value-type="float" office:value="94.922">
            <text:p>94.922</text:p>
          </table:table-cell>
          <table:table-cell office:value-type="float" office:value="10.256">
            <text:p>10.256</text:p>
          </table:table-cell>
          <table:table-cell office:value-type="float" office:value="87.016">
            <text:p>87.016</text:p>
          </table:table-cell>
          <table:table-cell office:value-type="float" office:value="158.215">
            <text:p>158.215</text:p>
          </table:table-cell>
          <table:table-cell office:value-type="float" office:value="100.766">
            <text:p>100.766</text:p>
          </table:table-cell>
          <table:table-cell office:value-type="float" office:value="194.789">
            <text:p>194.789</text:p>
          </table:table-cell>
          <table:table-cell office:value-type="float" office:value="27.208">
            <text:p>27.208</text:p>
          </table:table-cell>
          <table:table-cell office:value-type="float" office:value="163.156">
            <text:p>163.156</text:p>
          </table:table-cell>
          <table:table-cell office:value-type="float" office:value="38.737">
            <text:p>38.737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2.907">
            <text:p>22.907</text:p>
          </table:table-cell>
          <table:table-cell office:value-type="float" office:value="5.733">
            <text:p>5.7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.667">
            <text:p>5.667</text:p>
          </table:table-cell>
          <table:table-cell office:value-type="float" office:value="104.454">
            <text:p>104.454</text:p>
          </table:table-cell>
          <table:table-cell office:value-type="float" office:value="73.654">
            <text:p>73.654</text:p>
          </table:table-cell>
          <table:table-cell office:value-type="float" office:value="118.073">
            <text:p>118.073</text:p>
          </table:table-cell>
          <table:table-cell office:value-type="float" office:value="60.776">
            <text:p>60.776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office:value-type="float" office:value="29.271">
            <text:p>29.271</text:p>
          </table:table-cell>
          <table:table-cell office:value-type="float" office:value="7.05">
            <text:p>7.05</text:p>
          </table:table-cell>
          <table:table-cell office:value-type="float" office:value="5.818">
            <text:p>5.818</text:p>
          </table:table-cell>
          <table:table-cell office:value-type="float" office:value="7.538">
            <text:p>7.538</text:p>
          </table:table-cell>
          <table:table-cell office:value-type="float" office:value="0.473">
            <text:p>0.473</text:p>
          </table:table-cell>
          <table:table-cell office:value-type="float" office:value="192.163">
            <text:p>192.163</text:p>
          </table:table-cell>
          <table:table-cell office:value-type="float" office:value="108.768">
            <text:p>108.768</text:p>
          </table:table-cell>
          <table:table-cell office:value-type="float" office:value="238.336">
            <text:p>238.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4-06-27T01:30:28</dc:date>
    <meta:editing-duration>PT6H18M2S</meta:editing-duration>
    <meta:editing-cycles>2</meta:editing-cycles>
    <meta:document-statistic meta:table-count="2" meta:cell-count="1179" meta:object-count="0"/>
  </office:meta>
</office:document-meta>
</file>